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Times new roman"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82027"/>
    </style:style>
    <style:style style:name="P2" style:family="paragraph" style:parent-style-name="Standard">
      <style:text-properties officeooo:paragraph-rsid="00d0cd0e"/>
    </style:style>
    <style:style style:name="P3" style:family="paragraph" style:parent-style-name="Standard">
      <style:text-properties officeooo:rsid="00d23562" officeooo:paragraph-rsid="00d23562"/>
    </style:style>
    <style:style style:name="P4" style:family="paragraph" style:parent-style-name="Standard">
      <style:text-properties officeooo:rsid="00d43177" officeooo:paragraph-rsid="00d43177"/>
    </style:style>
    <style:style style:name="P5" style:family="paragraph" style:parent-style-name="Standard">
      <style:text-properties officeooo:rsid="00d43177" officeooo:paragraph-rsid="01207075"/>
    </style:style>
    <style:style style:name="P6" style:family="paragraph" style:parent-style-name="Standard">
      <style:text-properties officeooo:paragraph-rsid="00da38cf"/>
    </style:style>
    <style:style style:name="P7" style:family="paragraph" style:parent-style-name="Standard">
      <style:text-properties officeooo:paragraph-rsid="00e01c2c"/>
    </style:style>
    <style:style style:name="P8" style:family="paragraph" style:parent-style-name="Standard">
      <style:text-properties officeooo:paragraph-rsid="00f36bd5"/>
    </style:style>
    <style:style style:name="P9" style:family="paragraph" style:parent-style-name="Standard">
      <style:text-properties style:font-name="Times New Roman" fo:font-weight="normal" officeooo:rsid="007d4016" officeooo:paragraph-rsid="00823c15" style:font-weight-asian="normal" style:font-weight-complex="normal"/>
    </style:style>
    <style:style style:name="P10" style:family="paragraph" style:parent-style-name="Standard">
      <style:text-properties officeooo:rsid="00d6fe46" officeooo:paragraph-rsid="00d23562" fo:background-color="#ffff00"/>
    </style:style>
    <style:style style:name="P11" style:family="paragraph" style:parent-style-name="Standard">
      <style:text-properties officeooo:rsid="01207075" officeooo:paragraph-rsid="01207075" fo:background-color="transparent"/>
    </style:style>
    <style:style style:name="P12" style:family="paragraph" style:parent-style-name="Standard">
      <style:text-properties officeooo:rsid="01261eda" officeooo:paragraph-rsid="01261eda"/>
    </style:style>
    <style:style style:name="P13" style:family="paragraph" style:parent-style-name="Standard">
      <style:text-properties officeooo:rsid="01275985" officeooo:paragraph-rsid="01275985"/>
    </style:style>
    <style:style style:name="P14" style:family="paragraph" style:parent-style-name="Text_20_body">
      <style:text-properties officeooo:rsid="00175bdd" officeooo:paragraph-rsid="00175bdd"/>
    </style:style>
    <style:style style:name="P15" style:family="paragraph" style:parent-style-name="Text_20_body">
      <style:text-properties officeooo:paragraph-rsid="00eb9ceb"/>
    </style:style>
    <style:style style:name="P16" style:family="paragraph" style:parent-style-name="Text_20_body">
      <style:text-properties officeooo:rsid="00bb673f" officeooo:paragraph-rsid="00eb9ceb"/>
    </style:style>
    <style:style style:name="P17" style:family="paragraph" style:parent-style-name="Text_20_body">
      <style:text-properties officeooo:paragraph-rsid="00f6f56c"/>
    </style:style>
    <style:style style:name="P18" style:family="paragraph" style:parent-style-name="Text_20_body">
      <style:text-properties officeooo:paragraph-rsid="0103135c"/>
    </style:style>
    <style:style style:name="P19" style:family="paragraph" style:parent-style-name="Text_20_body">
      <style:text-properties officeooo:rsid="01032b10" officeooo:paragraph-rsid="01032b10"/>
    </style:style>
    <style:style style:name="P20" style:family="paragraph" style:parent-style-name="Text_20_body">
      <style:text-properties officeooo:rsid="01172fe9" officeooo:paragraph-rsid="01172fe9"/>
    </style:style>
    <style:style style:name="P21" style:family="paragraph" style:parent-style-name="Text_20_body">
      <style:text-properties officeooo:paragraph-rsid="011e7c9d"/>
    </style:style>
    <style:style style:name="P22" style:family="paragraph" style:parent-style-name="Text_20_body">
      <style:text-properties officeooo:rsid="010f7003" officeooo:paragraph-rsid="0124b9cb"/>
    </style:style>
    <style:style style:name="P23" style:family="paragraph" style:parent-style-name="Text_20_body">
      <style:text-properties officeooo:paragraph-rsid="0124b9cb"/>
    </style:style>
    <style:style style:name="P24" style:family="paragraph" style:parent-style-name="Text_20_body">
      <style:text-properties officeooo:rsid="01259c29" officeooo:paragraph-rsid="01259c29"/>
    </style:style>
    <style:style style:name="P25" style:family="paragraph" style:parent-style-name="Title">
      <style:paragraph-properties fo:text-align="center" style:justify-single-word="false"/>
    </style:style>
    <style:style style:name="P26" style:family="paragraph" style:parent-style-name="Code">
      <style:text-properties officeooo:rsid="00d43177" officeooo:paragraph-rsid="00d43177"/>
    </style:style>
    <style:style style:name="P27" style:family="paragraph" style:parent-style-name="Code">
      <style:text-properties officeooo:paragraph-rsid="0127567c"/>
    </style:style>
    <style:style style:name="P28" style:family="paragraph" style:parent-style-name="Code">
      <style:text-properties officeooo:paragraph-rsid="01275985"/>
    </style:style>
    <style:style style:name="P29" style:family="paragraph" style:parent-style-name="Code">
      <style:text-properties officeooo:paragraph-rsid="01284297"/>
    </style:style>
    <style:style style:name="P30" style:family="paragraph" style:parent-style-name="Standard" style:list-style-name="L1"/>
    <style:style style:name="P31" style:family="paragraph" style:parent-style-name="Standard" style:list-style-name="L1">
      <style:text-properties fo:font-weight="bold" officeooo:rsid="000a82cb" officeooo:paragraph-rsid="000a82cb" style:font-weight-asian="bold" style:font-weight-complex="bold"/>
    </style:style>
    <style:style style:name="P32" style:family="paragraph" style:parent-style-name="Standard">
      <style:text-properties officeooo:paragraph-rsid="0135f73d"/>
    </style:style>
    <style:style style:name="P33" style:family="paragraph" style:parent-style-name="Standard">
      <style:text-properties officeooo:paragraph-rsid="013e2753"/>
    </style:style>
    <style:style style:name="P34" style:family="paragraph" style:parent-style-name="Standard">
      <style:text-properties officeooo:paragraph-rsid="0152642c"/>
    </style:style>
    <style:style style:name="P35" style:family="paragraph" style:parent-style-name="Standard">
      <style:text-properties officeooo:rsid="0152642c" officeooo:paragraph-rsid="0152642c"/>
    </style:style>
    <style:style style:name="P36" style:family="paragraph" style:parent-style-name="Standard">
      <style:text-properties style:text-underline-style="solid" style:text-underline-type="double" style:text-underline-width="auto" style:text-underline-color="font-color" officeooo:rsid="0152642c" officeooo:paragraph-rsid="0152642c"/>
    </style:style>
    <style:style style:name="P37" style:family="paragraph" style:parent-style-name="Standard">
      <style:paragraph-properties>
        <style:tab-stops>
          <style:tab-stop style:position="17cm" style:type="right" style:leader-style="dotted" style:leader-text="."/>
        </style:tab-stops>
      </style:paragraph-properties>
    </style:style>
    <style:style style:name="P38" style:family="paragraph" style:parent-style-name="Text_20_body" style:list-style-name="L2">
      <style:text-properties officeooo:paragraph-rsid="00eb9ceb"/>
    </style:style>
    <style:style style:name="P39" style:family="paragraph" style:parent-style-name="Text_20_body" style:list-style-name="L2">
      <style:text-properties officeooo:rsid="0024140a" officeooo:paragraph-rsid="00eb9ceb"/>
    </style:style>
    <style:style style:name="P40" style:family="paragraph" style:parent-style-name="Text_20_body" style:list-style-name="L2">
      <style:text-properties officeooo:rsid="0024140a" officeooo:paragraph-rsid="014c08e9"/>
    </style:style>
    <style:style style:name="P41" style:family="paragraph" style:parent-style-name="Text_20_body" style:list-style-name="L2">
      <style:text-properties officeooo:rsid="0024140a" officeooo:paragraph-rsid="014cb83d"/>
    </style:style>
    <style:style style:name="P42" style:family="paragraph" style:parent-style-name="Text_20_body" style:list-style-name="L3">
      <style:text-properties officeooo:rsid="00a112bf" officeooo:paragraph-rsid="00eb9ceb"/>
    </style:style>
    <style:style style:name="P43" style:family="paragraph" style:parent-style-name="Text_20_body" style:list-style-name="L4">
      <style:text-properties officeooo:rsid="01032b10" officeooo:paragraph-rsid="01032b10"/>
    </style:style>
    <style:style style:name="P44" style:family="paragraph" style:parent-style-name="Text_20_body" style:list-style-name="L4">
      <style:text-properties officeooo:rsid="01032b10" officeooo:paragraph-rsid="01035984"/>
    </style:style>
    <style:style style:name="P45" style:family="paragraph" style:parent-style-name="Text_20_body" style:list-style-name="L4">
      <style:text-properties officeooo:rsid="01032b10" officeooo:paragraph-rsid="01058635"/>
    </style:style>
    <style:style style:name="P46" style:family="paragraph" style:parent-style-name="Text_20_body" style:list-style-name="L4">
      <style:text-properties officeooo:rsid="01032b10" officeooo:paragraph-rsid="01082a80"/>
    </style:style>
    <style:style style:name="P47" style:family="paragraph" style:parent-style-name="Heading_20_1">
      <style:text-properties officeooo:paragraph-rsid="0071dc68"/>
    </style:style>
    <style:style style:name="P48" style:family="paragraph" style:parent-style-name="Heading_20_1">
      <style:text-properties officeooo:paragraph-rsid="0124b9cb"/>
    </style:style>
    <style:style style:name="P49" style:family="paragraph" style:parent-style-name="Heading_20_2">
      <style:text-properties officeooo:rsid="0015cb87" officeooo:paragraph-rsid="0015cb87"/>
    </style:style>
    <style:style style:name="P50" style:family="paragraph" style:parent-style-name="Heading_20_2">
      <style:text-properties officeooo:rsid="00182027" officeooo:paragraph-rsid="00182027"/>
    </style:style>
    <style:style style:name="P51" style:family="paragraph" style:parent-style-name="Heading_20_2">
      <style:text-properties officeooo:rsid="010f7003" officeooo:paragraph-rsid="0124b9cb"/>
    </style:style>
    <style:style style:name="P52" style:family="paragraph" style:parent-style-name="Footer">
      <style:paragraph-properties fo:text-align="center" style:justify-single-word="false"/>
    </style:style>
    <style:style style:name="P53" style:family="paragraph" style:parent-style-name="Default_20_Indented">
      <style:paragraph-properties>
        <style:tab-stops>
          <style:tab-stop style:position="17cm" style:type="right" style:leader-style="dotted" style:leader-text="."/>
        </style:tab-stops>
      </style:paragraph-properties>
    </style:style>
    <style:style style:name="P54" style:family="paragraph" style:parent-style-name="Header">
      <style:paragraph-properties fo:text-align="start" style:justify-single-word="false"/>
      <style:text-properties officeooo:rsid="0153f686" officeooo:paragraph-rsid="0153f686"/>
    </style:style>
    <style:style style:name="T1" style:family="text">
      <style:text-properties officeooo:rsid="00096a46"/>
    </style:style>
    <style:style style:name="T2" style:family="text">
      <style:text-properties officeooo:rsid="00097271"/>
    </style:style>
    <style:style style:name="T3" style:family="text">
      <style:text-properties officeooo:rsid="000a82cb"/>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b821" style:font-weight-asian="normal" style:font-weight-complex="normal"/>
    </style:style>
    <style:style style:name="T7" style:family="text">
      <style:text-properties fo:font-weight="normal" officeooo:rsid="00212f30" style:font-weight-asian="normal" style:font-weight-complex="normal"/>
    </style:style>
    <style:style style:name="T8" style:family="text">
      <style:text-properties fo:font-weight="normal" officeooo:rsid="00182027" style:font-weight-asian="normal" style:font-weight-complex="normal"/>
    </style:style>
    <style:style style:name="T9" style:family="text">
      <style:text-properties officeooo:rsid="000bcde1"/>
    </style:style>
    <style:style style:name="T10" style:family="text">
      <style:text-properties officeooo:rsid="000f6f09"/>
    </style:style>
    <style:style style:name="T11" style:family="text">
      <style:text-properties officeooo:rsid="001467aa"/>
    </style:style>
    <style:style style:name="T12" style:family="text">
      <style:text-properties officeooo:rsid="001532db"/>
    </style:style>
    <style:style style:name="T13" style:family="text">
      <style:text-properties fo:font-style="italic" style:font-style-asian="italic" style:font-style-complex="italic"/>
    </style:style>
    <style:style style:name="T14" style:family="text">
      <style:text-properties fo:font-style="italic" officeooo:rsid="002848e2" style:font-style-asian="italic" style:font-style-complex="italic"/>
    </style:style>
    <style:style style:name="T15" style:family="text">
      <style:text-properties fo:font-style="italic" officeooo:rsid="003be59e" style:font-style-asian="italic" style:font-style-complex="italic"/>
    </style:style>
    <style:style style:name="T16" style:family="text">
      <style:text-properties fo:font-style="italic" officeooo:rsid="0038e2c4" style:font-style-asian="italic" style:font-style-complex="italic"/>
    </style:style>
    <style:style style:name="T17" style:family="text">
      <style:text-properties fo:font-style="italic" officeooo:rsid="001532db" style:font-style-asian="italic" style:font-style-complex="italic"/>
    </style:style>
    <style:style style:name="T18" style:family="text">
      <style:text-properties fo:font-style="italic" officeooo:rsid="00945957" style:font-style-asian="italic" style:font-style-complex="italic"/>
    </style:style>
    <style:style style:name="T19" style:family="text">
      <style:text-properties fo:font-style="italic" officeooo:rsid="00506d88" style:font-style-asian="italic" style:font-style-complex="italic"/>
    </style:style>
    <style:style style:name="T20" style:family="text">
      <style:text-properties fo:font-style="italic" officeooo:rsid="00bb673f" style:font-style-asian="italic" style:font-style-complex="italic"/>
    </style:style>
    <style:style style:name="T21" style:family="text">
      <style:text-properties fo:font-style="italic" officeooo:rsid="00f38f47" style:font-style-asian="italic" style:font-style-complex="italic"/>
    </style:style>
    <style:style style:name="T22" style:family="text">
      <style:text-properties fo:font-style="italic" officeooo:rsid="01154d79" style:font-style-asian="italic" style:font-style-complex="italic"/>
    </style:style>
    <style:style style:name="T23" style:family="text">
      <style:text-properties fo:font-style="italic" officeooo:rsid="011d8018" style:font-style-asian="italic" style:font-style-complex="italic"/>
    </style:style>
    <style:style style:name="T24" style:family="text">
      <style:text-properties officeooo:rsid="0017b570"/>
    </style:style>
    <style:style style:name="T25" style:family="text">
      <style:text-properties officeooo:rsid="0017b821"/>
    </style:style>
    <style:style style:name="T26" style:family="text">
      <style:text-properties officeooo:rsid="00182027"/>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officeooo:rsid="011d8018" style:font-style-asian="normal" style:font-style-complex="normal"/>
    </style:style>
    <style:style style:name="T29" style:family="text">
      <style:text-properties officeooo:rsid="00212f30"/>
    </style:style>
    <style:style style:name="T30" style:family="text">
      <style:text-properties officeooo:rsid="0022a95a"/>
    </style:style>
    <style:style style:name="T31" style:family="text">
      <style:text-properties style:font-name="Courier New1"/>
    </style:style>
    <style:style style:name="T32" style:family="text">
      <style:text-properties style:font-name="Courier New1" fo:font-size="12pt" fo:font-weight="normal" style:font-size-asian="12pt" style:font-weight-asian="normal" style:font-size-complex="12pt" style:font-weight-complex="normal"/>
    </style:style>
    <style:style style:name="T33" style:family="text">
      <style:text-properties style:font-name="Courier New1" fo:font-size="12pt" fo:font-weight="normal" officeooo:rsid="0022a95a" style:font-size-asian="12pt" style:font-weight-asian="normal" style:font-size-complex="12pt" style:font-weight-complex="normal"/>
    </style:style>
    <style:style style:name="T34" style:family="text">
      <style:text-properties style:font-name="Courier New1" fo:font-size="12pt" fo:font-weight="normal" officeooo:rsid="002a113c" style:font-size-asian="12pt" style:font-weight-asian="normal" style:font-size-complex="12pt" style:font-weight-complex="normal"/>
    </style:style>
    <style:style style:name="T35" style:family="text">
      <style:text-properties style:font-name="Courier New1" fo:font-size="12pt" fo:font-weight="normal" officeooo:rsid="00a112bf" style:font-size-asian="12pt" style:font-weight-asian="normal" style:font-size-complex="12pt" style:font-weight-complex="normal"/>
    </style:style>
    <style:style style:name="T36" style:family="text">
      <style:text-properties style:font-name="Courier New1" fo:font-size="12pt" fo:font-weight="normal" officeooo:rsid="00bb673f" style:font-size-asian="12pt" style:font-weight-asian="normal" style:font-size-complex="12pt" style:font-weight-complex="normal"/>
    </style:style>
    <style:style style:name="T37" style:family="text">
      <style:text-properties style:font-name="Courier New1" fo:font-size="12pt" fo:font-weight="bold" style:font-size-asian="12pt" style:font-weight-asian="bold" style:font-size-complex="12pt" style:font-weight-complex="bold"/>
    </style:style>
    <style:style style:name="T38" style:family="text">
      <style:text-properties style:font-name="Courier New1" fo:font-size="12pt" fo:font-weight="bold" officeooo:rsid="0024140a" style:font-size-asian="12pt" style:font-weight-asian="bold" style:font-size-complex="12pt" style:font-weight-complex="bold"/>
    </style:style>
    <style:style style:name="T39" style:family="text">
      <style:text-properties style:font-name="Courier New1" fo:font-size="12pt" fo:font-weight="bold" officeooo:rsid="00489bb6" style:font-size-asian="12pt" style:font-weight-asian="bold" style:font-size-complex="12pt" style:font-weight-complex="bold"/>
    </style:style>
    <style:style style:name="T40" style:family="text">
      <style:text-properties style:font-name="Courier New1" fo:font-size="12pt" fo:font-weight="bold" officeooo:rsid="004d9fe7" style:font-size-asian="12pt" style:font-weight-asian="bold" style:font-size-complex="12pt" style:font-weight-complex="bold"/>
    </style:style>
    <style:style style:name="T41" style:family="text">
      <style:text-properties style:font-name="Courier New1" fo:font-size="12pt" fo:font-weight="bold" officeooo:rsid="00c79541" style:font-size-asian="12pt" style:font-weight-asian="bold" style:font-size-complex="12pt" style:font-weight-complex="bold"/>
    </style:style>
    <style:style style:name="T42" style:family="text">
      <style:text-properties style:font-name="Courier New1" fo:font-size="12pt" officeooo:rsid="004f514a" style:font-size-asian="12pt" style:font-size-complex="12pt"/>
    </style:style>
    <style:style style:name="T43" style:family="text">
      <style:text-properties style:font-name="Courier New1" fo:font-size="12pt" officeooo:rsid="0038e2c4" style:font-size-asian="12pt" style:font-size-complex="12pt"/>
    </style:style>
    <style:style style:name="T44" style:family="text">
      <style:text-properties style:font-name="Courier New1" fo:font-weight="bold" style:font-weight-asian="bold" style:font-weight-complex="bold"/>
    </style:style>
    <style:style style:name="T45" style:family="text">
      <style:text-properties style:font-name="Courier New1" fo:font-weight="bold" officeooo:rsid="000a82cb" style:font-weight-asian="bold" style:font-weight-complex="bold"/>
    </style:style>
    <style:style style:name="T46" style:family="text">
      <style:text-properties style:font-name="Courier New1" fo:font-weight="bold" officeooo:rsid="000ca0d9" style:font-weight-asian="bold" style:font-weight-complex="bold"/>
    </style:style>
    <style:style style:name="T47" style:family="text">
      <style:text-properties style:font-name="Courier New1" fo:font-weight="bold" officeooo:rsid="000ea625" style:font-weight-asian="bold" style:font-weight-complex="bold"/>
    </style:style>
    <style:style style:name="T48" style:family="text">
      <style:text-properties style:font-name="Courier New1" fo:font-weight="bold" officeooo:rsid="00113338" style:font-weight-asian="bold" style:font-weight-complex="bold"/>
    </style:style>
    <style:style style:name="T49" style:family="text">
      <style:text-properties style:font-name="Courier New1" fo:font-weight="bold" officeooo:rsid="0080470d" style:font-weight-asian="bold" style:font-weight-complex="bold"/>
    </style:style>
    <style:style style:name="T50" style:family="text">
      <style:text-properties style:font-name="Courier New1" fo:font-weight="bold" officeooo:rsid="00ab96cb" style:font-weight-asian="bold" style:font-weight-complex="bold"/>
    </style:style>
    <style:style style:name="T51" style:family="text">
      <style:text-properties style:font-name="Courier New1" fo:font-weight="bold" officeooo:rsid="007d4016" style:font-weight-asian="bold" style:font-weight-complex="bold"/>
    </style:style>
    <style:style style:name="T52" style:family="text">
      <style:text-properties style:font-name="Courier New1" fo:font-weight="bold" officeooo:rsid="01045abe" style:font-weight-asian="bold" style:font-weight-complex="bold"/>
    </style:style>
    <style:style style:name="T53" style:family="text">
      <style:text-properties style:font-name="Courier New1" fo:font-style="normal" fo:font-weight="normal" officeooo:rsid="0017b570" style:font-style-asian="normal" style:font-weight-asian="normal" style:font-style-complex="normal" style:font-weight-complex="normal"/>
    </style:style>
    <style:style style:name="T54" style:family="text">
      <style:text-properties style:font-name="Courier New1" fo:font-style="normal" officeooo:rsid="0019a0f4" style:font-style-asian="normal" style:font-style-complex="normal"/>
    </style:style>
    <style:style style:name="T55" style:family="text">
      <style:text-properties style:font-name="Courier New1" fo:font-weight="normal" style:font-weight-asian="normal" style:font-weight-complex="normal"/>
    </style:style>
    <style:style style:name="T56" style:family="text">
      <style:text-properties style:font-name="Courier New1" fo:font-weight="normal" officeooo:rsid="00212f30" style:font-weight-asian="normal" style:font-weight-complex="normal"/>
    </style:style>
    <style:style style:name="T57" style:family="text">
      <style:text-properties style:font-name="Courier New1" fo:font-weight="normal" officeooo:rsid="00182027" style:font-weight-asian="normal" style:font-weight-complex="normal"/>
    </style:style>
    <style:style style:name="T58" style:family="text">
      <style:text-properties style:font-name="Courier New1" fo:font-weight="normal" officeooo:rsid="00772310" style:font-weight-asian="normal" style:font-weight-complex="normal"/>
    </style:style>
    <style:style style:name="T59" style:family="text">
      <style:text-properties style:font-name="Courier New1" fo:font-weight="normal" officeooo:rsid="007a6b6b" style:font-weight-asian="normal" style:font-weight-complex="normal"/>
    </style:style>
    <style:style style:name="T60" style:family="text">
      <style:text-properties style:font-name="Courier New1" fo:font-weight="normal" officeooo:rsid="007c0bde" style:font-weight-asian="normal" style:font-weight-complex="normal"/>
    </style:style>
    <style:style style:name="T61" style:family="text">
      <style:text-properties style:font-name="Courier New1" fo:font-weight="normal" officeooo:rsid="007d4016" style:font-weight-asian="normal" style:font-weight-complex="normal"/>
    </style:style>
    <style:style style:name="T62" style:family="text">
      <style:text-properties style:font-name="Courier New1" fo:font-weight="normal" officeooo:rsid="00823c15" style:font-weight-asian="normal" style:font-weight-complex="normal"/>
    </style:style>
    <style:style style:name="T63" style:family="text">
      <style:text-properties style:font-name="Courier New1" officeooo:rsid="00182027"/>
    </style:style>
    <style:style style:name="T64" style:family="text">
      <style:text-properties style:font-name="Courier New1" officeooo:rsid="001532db"/>
    </style:style>
    <style:style style:name="T65" style:family="text">
      <style:text-properties style:font-name="Courier New1" officeooo:rsid="000a82cb"/>
    </style:style>
    <style:style style:name="T66" style:family="text">
      <style:text-properties style:font-name="Courier New1" officeooo:rsid="004182b3"/>
    </style:style>
    <style:style style:name="T67" style:family="text">
      <style:text-properties style:font-name="Courier New1" officeooo:rsid="00a47991"/>
    </style:style>
    <style:style style:name="T68" style:family="text">
      <style:text-properties style:font-name="Courier New1" officeooo:rsid="00d2df4b"/>
    </style:style>
    <style:style style:name="T69" style:family="text">
      <style:text-properties style:font-name="Courier New1" officeooo:rsid="00d43177"/>
    </style:style>
    <style:style style:name="T70" style:family="text">
      <style:text-properties style:font-name="Courier New1" officeooo:rsid="00ddad5b"/>
    </style:style>
    <style:style style:name="T71" style:family="text">
      <style:text-properties style:font-name="Courier New1" officeooo:rsid="00c89de9"/>
    </style:style>
    <style:style style:name="T72" style:family="text">
      <style:text-properties style:font-name="Courier New1" officeooo:rsid="00e5fc71"/>
    </style:style>
    <style:style style:name="T73" style:family="text">
      <style:text-properties style:font-name="Courier New1" officeooo:rsid="00bb673f"/>
    </style:style>
    <style:style style:name="T74" style:family="text">
      <style:text-properties style:font-name="Courier New1" officeooo:rsid="01112bfb"/>
    </style:style>
    <style:style style:name="T75" style:family="text">
      <style:text-properties style:font-name="Courier New1" officeooo:rsid="01154d79"/>
    </style:style>
    <style:style style:name="T76" style:family="text">
      <style:text-properties style:font-name="Courier New1" officeooo:rsid="0017b570"/>
    </style:style>
    <style:style style:name="T77" style:family="text">
      <style:text-properties style:font-name="Courier New1" officeooo:rsid="010f7003" fo:background-color="transparent" loext:char-shading-value="0"/>
    </style:style>
    <style:style style:name="T78" style:family="text">
      <style:text-properties style:font-name="Courier New1" officeooo:rsid="011c2ed6"/>
    </style:style>
    <style:style style:name="T79" style:family="text">
      <style:text-properties style:font-name="Courier New1" officeooo:rsid="00e94826"/>
    </style:style>
    <style:style style:name="T80" style:family="text">
      <style:text-properties style:font-name="Courier New1" officeooo:rsid="010f7003"/>
    </style:style>
    <style:style style:name="T81" style:family="text">
      <style:text-properties style:font-name="Courier New1" officeooo:rsid="011b50c4"/>
    </style:style>
    <style:style style:name="T82" style:family="text">
      <style:text-properties style:font-name="Courier New1" fo:font-size="11pt" officeooo:rsid="00ddad5b" style:font-size-asian="11pt" style:font-size-complex="11pt"/>
    </style:style>
    <style:style style:name="T83" style:family="text">
      <style:text-properties style:font-name="Courier New1" officeooo:rsid="014fc7b7"/>
    </style:style>
    <style:style style:name="T84" style:family="text">
      <style:text-properties officeooo:rsid="0024140a"/>
    </style:style>
    <style:style style:name="T85" style:family="text">
      <style:text-properties officeooo:rsid="002713ec"/>
    </style:style>
    <style:style style:name="T86" style:family="text">
      <style:text-properties officeooo:rsid="002848e2"/>
    </style:style>
    <style:style style:name="T87" style:family="text">
      <style:text-properties officeooo:rsid="002a113c"/>
    </style:style>
    <style:style style:name="T88" style:family="text">
      <style:text-properties officeooo:rsid="002a8bc9"/>
    </style:style>
    <style:style style:name="T89" style:family="text">
      <style:text-properties officeooo:rsid="002e3876"/>
    </style:style>
    <style:style style:name="T90" style:family="text">
      <style:text-properties officeooo:rsid="0038e2c4"/>
    </style:style>
    <style:style style:name="T91" style:family="text">
      <style:text-properties officeooo:rsid="003940d5"/>
    </style:style>
    <style:style style:name="T92" style:family="text">
      <style:text-properties officeooo:rsid="003be59e"/>
    </style:style>
    <style:style style:name="T93" style:family="text">
      <style:text-properties officeooo:rsid="00401b2a"/>
    </style:style>
    <style:style style:name="T94" style:family="text">
      <style:text-properties style:font-name="Times New Roman1" fo:font-style="italic" officeooo:rsid="00401b2a" style:font-style-asian="italic" style:font-style-complex="italic"/>
    </style:style>
    <style:style style:name="T95" style:family="text">
      <style:text-properties style:font-name="Times New Roman1" fo:font-style="italic" officeooo:rsid="0044e8ce" style:font-style-asian="italic" style:font-style-complex="italic"/>
    </style:style>
    <style:style style:name="T96" style:family="text">
      <style:text-properties style:font-name="Times New Roman1" fo:font-style="italic" officeooo:rsid="004f514a" style:font-style-asian="italic" style:font-name-complex="Times New Roman1" style:font-style-complex="italic"/>
    </style:style>
    <style:style style:name="T97" style:family="text">
      <style:text-properties style:font-name="Times New Roman1" officeooo:rsid="0038e2c4"/>
    </style:style>
    <style:style style:name="T98" style:family="text">
      <style:text-properties style:font-name="Times New Roman" officeooo:rsid="00401b2a"/>
    </style:style>
    <style:style style:name="T99" style:family="text">
      <style:text-properties style:font-name="Times New Roman" fo:font-weight="bold" style:font-weight-asian="bold" style:font-weight-complex="bold"/>
    </style:style>
    <style:style style:name="T100" style:family="text">
      <style:text-properties style:font-name="Times New Roman" fo:font-weight="normal" officeooo:rsid="00772310" style:font-weight-asian="normal" style:font-weight-complex="normal"/>
    </style:style>
    <style:style style:name="T101" style:family="text">
      <style:text-properties style:font-name="Times New Roman" fo:font-weight="normal" officeooo:rsid="007a6b6b" style:font-weight-asian="normal" style:font-weight-complex="normal"/>
    </style:style>
    <style:style style:name="T102" style:family="text">
      <style:text-properties style:font-name="Times New Roman" fo:font-weight="normal" officeooo:rsid="007c0bde" style:font-weight-asian="normal" style:font-weight-complex="normal"/>
    </style:style>
    <style:style style:name="T103" style:family="text">
      <style:text-properties style:font-name="Times New Roman" fo:font-weight="normal" officeooo:rsid="007d4016" style:font-weight-asian="normal" style:font-weight-complex="normal"/>
    </style:style>
    <style:style style:name="T104" style:family="text">
      <style:text-properties style:font-name="Times New Roman" fo:font-weight="normal" officeooo:rsid="0081cba7" style:font-weight-asian="normal" style:font-weight-complex="normal"/>
    </style:style>
    <style:style style:name="T105" style:family="text">
      <style:text-properties style:font-name="Times New Roman" fo:font-weight="normal" officeooo:rsid="00823c15" style:font-weight-asian="normal" style:font-weight-complex="normal"/>
    </style:style>
    <style:style style:name="T106" style:family="text">
      <style:text-properties style:font-name="Times New Roman" fo:font-weight="normal" officeooo:rsid="009da647" style:font-weight-asian="normal" style:font-weight-complex="normal"/>
    </style:style>
    <style:style style:name="T107" style:family="text">
      <style:text-properties style:font-name="Times New Roman" fo:font-weight="normal" officeooo:rsid="00d7eb32" style:font-weight-asian="normal" style:font-weight-complex="normal"/>
    </style:style>
    <style:style style:name="T108" style:family="text">
      <style:text-properties style:font-name="Times New Roman" fo:font-weight="normal" officeooo:rsid="00f38f47" style:font-weight-asian="normal" style:font-weight-complex="normal"/>
    </style:style>
    <style:style style:name="T109" style:family="text">
      <style:text-properties style:font-name="Times New Roman" fo:font-weight="normal" officeooo:rsid="012e3310" style:font-weight-asian="normal" style:font-weight-complex="normal"/>
    </style:style>
    <style:style style:name="T110" style:family="text">
      <style:text-properties style:font-name="Times New Roman" fo:font-weight="normal" officeooo:rsid="00ee4d4b" style:font-weight-asian="normal" style:font-weight-complex="normal"/>
    </style:style>
    <style:style style:name="T111" style:family="text">
      <style:text-properties style:font-name="Times New Roman" fo:font-weight="normal" officeooo:rsid="013748e6" style:font-weight-asian="normal" style:font-weight-complex="normal"/>
    </style:style>
    <style:style style:name="T112" style:family="text">
      <style:text-properties style:font-name="Times New Roman" fo:font-style="italic" fo:font-weight="normal" officeooo:rsid="007d4016" style:font-style-asian="italic" style:font-weight-asian="normal" style:font-style-complex="italic" style:font-weight-complex="normal"/>
    </style:style>
    <style:style style:name="T113" style:family="text">
      <style:text-properties style:font-name="Times New Roman" fo:font-style="italic" fo:font-weight="normal" officeooo:rsid="007a6b6b" style:font-style-asian="italic" style:font-weight-asian="normal" style:font-style-complex="italic" style:font-weight-complex="normal"/>
    </style:style>
    <style:style style:name="T114" style:family="text">
      <style:text-properties style:font-name="Times New Roman" fo:font-style="italic" fo:font-weight="normal" officeooo:rsid="00d7eb32" style:font-style-asian="italic" style:font-weight-asian="normal" style:font-style-complex="italic" style:font-weight-complex="normal"/>
    </style:style>
    <style:style style:name="T115" style:family="text">
      <style:text-properties style:font-name="Times New Roman" officeooo:rsid="00506d88"/>
    </style:style>
    <style:style style:name="T116" style:family="text">
      <style:text-properties style:font-name="Times New Roman" fo:font-style="normal" fo:font-weight="normal" officeooo:rsid="00d7eb32" style:font-style-asian="normal" style:font-weight-asian="normal" style:font-style-complex="normal" style:font-weight-complex="normal"/>
    </style:style>
    <style:style style:name="T117" style:family="text">
      <style:text-properties style:font-name="Times New Roman" officeooo:rsid="01035984"/>
    </style:style>
    <style:style style:name="T118" style:family="text">
      <style:text-properties style:font-name="Times New Roman" officeooo:rsid="01112bfb"/>
    </style:style>
    <style:style style:name="T119" style:family="text">
      <style:text-properties style:font-name="Times New Roman" officeooo:rsid="011c2ed6"/>
    </style:style>
    <style:style style:name="T120" style:family="text">
      <style:text-properties officeooo:rsid="004182b3"/>
    </style:style>
    <style:style style:name="T121" style:family="text">
      <style:text-properties officeooo:rsid="0044e8ce"/>
    </style:style>
    <style:style style:name="T122" style:family="text">
      <style:text-properties officeooo:rsid="004f514a"/>
    </style:style>
    <style:style style:name="T123" style:family="text">
      <style:text-properties officeooo:rsid="00506d88"/>
    </style:style>
    <style:style style:name="T124" style:family="text">
      <style:text-properties officeooo:rsid="005639f7"/>
    </style:style>
    <style:style style:name="T125" style:family="text">
      <style:text-properties officeooo:rsid="00686bea"/>
    </style:style>
    <style:style style:name="T126" style:family="text">
      <style:text-properties officeooo:rsid="00687943"/>
    </style:style>
    <style:style style:name="T127" style:family="text">
      <style:text-properties officeooo:rsid="0084e8db"/>
    </style:style>
    <style:style style:name="T128" style:family="text">
      <style:text-properties officeooo:rsid="00a2ddce"/>
    </style:style>
    <style:style style:name="T129" style:family="text">
      <style:text-properties style:text-position="sub 70%" style:font-name="Times New Roman1" fo:font-style="italic" officeooo:rsid="00506d88" style:font-style-asian="italic" style:font-style-complex="italic"/>
    </style:style>
    <style:style style:name="T130" style:family="text">
      <style:text-properties style:text-position="sub 70%" fo:font-style="italic" officeooo:rsid="0038e2c4" style:font-style-asian="italic" style:font-style-complex="italic"/>
    </style:style>
    <style:style style:name="T131" style:family="text">
      <style:text-properties style:text-position="sub 70%" fo:font-style="italic" officeooo:rsid="003be59e" style:font-size-asian="10.5pt" style:font-style-asian="italic" style:font-style-complex="italic"/>
    </style:style>
    <style:style style:name="T132" style:family="text">
      <style:text-properties style:text-position="sub 70%" officeooo:rsid="003be59e" style:font-size-asian="10.5pt"/>
    </style:style>
    <style:style style:name="T133" style:family="text">
      <style:text-properties style:text-position="sub 70%" officeooo:rsid="004aff80" style:font-size-asian="10.5pt"/>
    </style:style>
    <style:style style:name="T134" style:family="text">
      <style:text-properties officeooo:rsid="00a35a07"/>
    </style:style>
    <style:style style:name="T135" style:family="text">
      <style:text-properties officeooo:rsid="00a47991"/>
    </style:style>
    <style:style style:name="T136" style:family="text">
      <style:text-properties officeooo:rsid="00a5601c"/>
    </style:style>
    <style:style style:name="T137" style:family="text">
      <style:text-properties officeooo:rsid="00a78519"/>
    </style:style>
    <style:style style:name="T138" style:family="text">
      <style:text-properties officeooo:rsid="00a7adfa"/>
    </style:style>
    <style:style style:name="T139" style:family="text">
      <style:text-properties officeooo:rsid="00a99e2c"/>
    </style:style>
    <style:style style:name="T140" style:family="text">
      <style:text-properties officeooo:rsid="00ab4986"/>
    </style:style>
    <style:style style:name="T141" style:family="text">
      <style:text-properties officeooo:rsid="00ae1f89"/>
    </style:style>
    <style:style style:name="T142" style:family="text">
      <style:text-properties officeooo:rsid="00b01269"/>
    </style:style>
    <style:style style:name="T143" style:family="text">
      <style:text-properties officeooo:rsid="00b0242d"/>
    </style:style>
    <style:style style:name="T144" style:family="text">
      <style:text-properties officeooo:rsid="00b06aa0"/>
    </style:style>
    <style:style style:name="T145" style:family="text">
      <style:text-properties officeooo:rsid="00b0acce"/>
    </style:style>
    <style:style style:name="T146" style:family="text">
      <style:text-properties officeooo:rsid="00b20f45"/>
    </style:style>
    <style:style style:name="T147" style:family="text">
      <style:text-properties officeooo:rsid="00b343ad"/>
    </style:style>
    <style:style style:name="T148" style:family="text">
      <style:text-properties officeooo:rsid="00b5057b"/>
    </style:style>
    <style:style style:name="T149" style:family="text">
      <style:text-properties officeooo:rsid="00b6f3f7"/>
    </style:style>
    <style:style style:name="T150" style:family="text">
      <style:text-properties officeooo:rsid="00b847d8"/>
    </style:style>
    <style:style style:name="T151" style:family="text">
      <style:text-properties officeooo:rsid="00b97f6f"/>
    </style:style>
    <style:style style:name="T152" style:family="text">
      <style:text-properties officeooo:rsid="00babe9d"/>
    </style:style>
    <style:style style:name="T153" style:family="text">
      <style:text-properties officeooo:rsid="00bb673f"/>
    </style:style>
    <style:style style:name="T154" style:family="text">
      <style:text-properties officeooo:rsid="00be0378"/>
    </style:style>
    <style:style style:name="T155" style:family="text">
      <style:text-properties officeooo:rsid="00c79541"/>
    </style:style>
    <style:style style:name="T156" style:family="text">
      <style:text-properties officeooo:rsid="00c89de9"/>
    </style:style>
    <style:style style:name="T157" style:family="text">
      <style:text-properties officeooo:rsid="00d2df4b"/>
    </style:style>
    <style:style style:name="T158" style:family="text">
      <style:text-properties officeooo:rsid="0019a0f4"/>
    </style:style>
    <style:style style:name="T159" style:family="text">
      <style:text-properties officeooo:rsid="00d43177"/>
    </style:style>
    <style:style style:name="T160" style:family="text">
      <style:text-properties officeooo:rsid="00d5b91a"/>
    </style:style>
    <style:style style:name="T161" style:family="text">
      <style:text-properties officeooo:rsid="00db6f9b"/>
    </style:style>
    <style:style style:name="T162" style:family="text">
      <style:text-properties officeooo:rsid="00ddad5b"/>
    </style:style>
    <style:style style:name="T163" style:family="text">
      <style:text-properties officeooo:rsid="00e0d831"/>
    </style:style>
    <style:style style:name="T164" style:family="text">
      <style:text-properties officeooo:rsid="00e47212"/>
    </style:style>
    <style:style style:name="T165" style:family="text">
      <style:text-properties officeooo:rsid="00e5fc71"/>
    </style:style>
    <style:style style:name="T166" style:family="text">
      <style:text-properties officeooo:rsid="00e94826"/>
    </style:style>
    <style:style style:name="T167" style:family="text">
      <style:text-properties officeooo:rsid="00eb9ceb"/>
    </style:style>
    <style:style style:name="T168" style:family="text">
      <style:text-properties officeooo:rsid="00eca970"/>
    </style:style>
    <style:style style:name="T169" style:family="text">
      <style:text-properties officeooo:rsid="00ee4d4b"/>
    </style:style>
    <style:style style:name="T170" style:family="text">
      <style:text-properties officeooo:rsid="00f38f47"/>
    </style:style>
    <style:style style:name="T171" style:family="text">
      <style:text-properties officeooo:rsid="01035984"/>
    </style:style>
    <style:style style:name="T172" style:family="text">
      <style:text-properties officeooo:rsid="01045abe"/>
    </style:style>
    <style:style style:name="T173" style:family="text">
      <style:text-properties officeooo:rsid="0105634f"/>
    </style:style>
    <style:style style:name="T174" style:family="text">
      <style:text-properties officeooo:rsid="01058635"/>
    </style:style>
    <style:style style:name="T175" style:family="text">
      <style:text-properties officeooo:rsid="01060e31"/>
    </style:style>
    <style:style style:name="T176" style:family="text">
      <style:text-properties officeooo:rsid="01065cfb"/>
    </style:style>
    <style:style style:name="T177" style:family="text">
      <style:text-properties officeooo:rsid="010f7003"/>
    </style:style>
    <style:style style:name="T178" style:family="text">
      <style:text-properties officeooo:rsid="01112bfb"/>
    </style:style>
    <style:style style:name="T179" style:family="text">
      <style:text-properties officeooo:rsid="01154d79"/>
    </style:style>
    <style:style style:name="T180" style:family="text">
      <style:text-properties officeooo:rsid="011b50c4"/>
    </style:style>
    <style:style style:name="T181" style:family="text">
      <style:text-properties officeooo:rsid="011bd982"/>
    </style:style>
    <style:style style:name="T182" style:family="text">
      <style:text-properties officeooo:rsid="011e7c9d"/>
    </style:style>
    <style:style style:name="T183" style:family="text">
      <style:text-properties officeooo:rsid="01207075"/>
    </style:style>
    <style:style style:name="T184" style:family="text">
      <style:text-properties officeooo:rsid="01259c29"/>
    </style:style>
    <style:style style:name="T185" style:family="text">
      <style:text-properties officeooo:rsid="0127567c"/>
    </style:style>
    <style:style style:name="T186" style:family="text">
      <style:text-properties officeooo:rsid="01275e6a"/>
    </style:style>
    <style:style style:name="T187" style:family="text">
      <style:text-properties officeooo:rsid="01284297"/>
    </style:style>
    <style:style style:name="T188" style:family="text">
      <style:text-properties style:font-name="Courier new" fo:font-weight="normal" officeooo:rsid="012e3310" style:font-weight-asian="normal" style:font-weight-complex="normal"/>
    </style:style>
    <style:style style:name="T189" style:family="text">
      <style:text-properties style:font-name="Courier new" officeooo:rsid="001532db"/>
    </style:style>
    <style:style style:name="T190" style:family="text">
      <style:text-properties style:font-name="Courier new" officeooo:rsid="00182027"/>
    </style:style>
    <style:style style:name="T191" style:family="text">
      <style:text-properties style:font-name="Courier new" officeooo:rsid="015299d8"/>
    </style:style>
    <style:style style:name="T192" style:family="text">
      <style:text-properties officeooo:rsid="01391603"/>
    </style:style>
    <style:style style:name="T193" style:family="text">
      <style:text-properties officeooo:rsid="013a80bf"/>
    </style:style>
    <style:style style:name="T194" style:family="text">
      <style:text-properties officeooo:rsid="014061cf"/>
    </style:style>
    <style:style style:name="T195" style:family="text">
      <style:text-properties style:font-name="Times new roman" fo:font-size="12pt" fo:font-weight="normal" officeooo:rsid="014c08e9" style:font-size-asian="12pt" style:font-weight-asian="normal" style:font-size-complex="12pt" style:font-weight-complex="normal"/>
    </style:style>
    <style:style style:name="T196" style:family="text">
      <style:text-properties style:font-name="Times New Roman1" fo:font-size="12pt" fo:font-weight="bold" style:font-size-asian="12pt" style:font-weight-asian="bold" style:font-size-complex="12pt" style:font-weight-complex="bold"/>
    </style:style>
    <style:style style:name="T197" style:family="text">
      <style:text-properties officeooo:rsid="014fc7b7"/>
    </style:style>
    <style:style style:name="T198" style:family="text">
      <style:text-properties officeooo:rsid="015299d8"/>
    </style:style>
    <style:style style:name="T199" style:family="text">
      <style:text-properties style:font-name="Courier New1" officeooo:rsid="015299d8"/>
    </style:style>
    <style:style style:name="T200" style:family="text">
      <style:text-properties officeooo:rsid="01537d4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volutionary Adaptive Trophic Structure Model (EATSM)</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Default_20_Indente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Contents</text:h>
          </text:index-title>
          <text:p text:style-name="P37"><text:a xlink:type="simple" xlink:href="#__RefHeading___Toc2331_2018884343" text:style-name="Index_20_Link" text:visited-style-name="Index_20_Link">1. Introduction<text:tab/>1</text:a></text:p>
          <text:p text:style-name="P37"><text:a xlink:type="simple" xlink:href="#__RefHeading___Toc2333_2018884343" text:style-name="Index_20_Link" text:visited-style-name="Index_20_Link">2. Directory Structure<text:tab/>1</text:a></text:p>
          <text:p text:style-name="P37"><text:a xlink:type="simple" xlink:href="#__RefHeading___Toc2335_2018884343" text:style-name="Index_20_Link" text:visited-style-name="Index_20_Link">3 Compilation<text:tab/>2</text:a></text:p>
          <text:p text:style-name="P53"><text:a xlink:type="simple" xlink:href="#__RefHeading___Toc2337_2018884343" text:style-name="Index_20_Link" text:visited-style-name="Index_20_Link">3.1 NetBeans<text:tab/>2</text:a></text:p>
          <text:p text:style-name="P53"><text:a xlink:type="simple" xlink:href="#__RefHeading___Toc2339_2018884343" text:style-name="Index_20_Link" text:visited-style-name="Index_20_Link">3.2 Manual Makefile<text:tab/>2</text:a></text:p>
          <text:p text:style-name="P37"><text:a xlink:type="simple" xlink:href="#__RefHeading___Toc2341_2018884343" text:style-name="Index_20_Link" text:visited-style-name="Index_20_Link">4 Configuration<text:tab/>3</text:a></text:p>
          <text:p text:style-name="P53"><text:a xlink:type="simple" xlink:href="#__RefHeading___Toc2343_2018884343" text:style-name="Index_20_Link" text:visited-style-name="Index_20_Link">4.1 Input Parameters<text:tab/>3</text:a></text:p>
          <text:p text:style-name="P53"><text:a xlink:type="simple" xlink:href="#__RefHeading___Toc2345_2018884343" text:style-name="Index_20_Link" text:visited-style-name="Index_20_Link">4.2 Output Variables<text:tab/>5</text:a></text:p>
          <text:p text:style-name="P53"><text:a xlink:type="simple" xlink:href="#__RefHeading___Toc2347_2018884343" text:style-name="Index_20_Link" text:visited-style-name="Index_20_Link">4.3 Initial Model State<text:tab/>7</text:a></text:p>
          <text:p text:style-name="P37"><text:a xlink:type="simple" xlink:href="#__RefHeading___Toc2349_2018884343" text:style-name="Index_20_Link" text:visited-style-name="Index_20_Link">5 Execution<text:tab/>7</text:a></text:p>
          <text:p text:style-name="P53"><text:a xlink:type="simple" xlink:href="#__RefHeading___Toc2351_2018884343" text:style-name="Index_20_Link" text:visited-style-name="Index_20_Link">5.1 Command Line<text:tab/>7</text:a></text:p>
          <text:p text:style-name="P53"><text:a xlink:type="simple" xlink:href="#__RefHeading___Toc2353_2018884343" text:style-name="Index_20_Link" text:visited-style-name="Index_20_Link">5.2 NetBeans<text:tab/>8</text:a></text:p>
          <text:p text:style-name="P37"><text:a xlink:type="simple" xlink:href="#__RefHeading___Toc2355_2018884343" text:style-name="Index_20_Link" text:visited-style-name="Index_20_Link">6 Plotting<text:tab/>8</text:a></text:p>
          <text:p text:style-name="P37"><text:a xlink:type="simple" xlink:href="#__RefHeading___Toc2357_2018884343" text:style-name="Index_20_Link" text:visited-style-name="Index_20_Link">7 Development<text:tab/>9</text:a></text:p>
          <text:p text:style-name="P53"><text:a xlink:type="simple" xlink:href="#__RefHeading___Toc2359_2018884343" text:style-name="Index_20_Link" text:visited-style-name="Index_20_Link">7.1 Naming Conventions<text:tab/>9</text:a></text:p>
          <text:p text:style-name="P53"><text:a xlink:type="simple" xlink:href="#__RefHeading___Toc2582_2018884343" text:style-name="Index_20_Link" text:visited-style-name="Index_20_Link">7.2 Support Files<text:tab/>9</text:a></text:p>
          <text:p text:style-name="P37"><text:a xlink:type="simple" xlink:href="#__RefHeading___Toc2363_2018884343" text:style-name="Index_20_Link" text:visited-style-name="Index_20_Link">8 Contact<text:tab/>10</text:a></text:p>
        </text:index-body>
      </text:table-of-content>
      <text:h text:style-name="Heading_20_1" text:outline-level="1"><text:bookmark-start text:name="__RefHeading___Toc2331_2018884343"/>1. <text:span text:style-name="T1">Introduction</text:span><text:bookmark-end text:name="__RefHeading___Toc2331_2018884343"/></text:h>
      <text:p text:style-name="P33">EATSM is an individual-based evolutionary ecosystem model in which trophic structure emerges over time without being predermined. <text:span text:style-name="T169">Matter is assumed to have the same stoichiometry and density, so that volume is proportional to mass. Measures of volume are relative, so do not use units. In this way, t</text:span>he model <text:span text:style-name="T169">is abstract. However, it </text:span>can be <text:span text:style-name="T169">used to explore a number of theoretical ecological concepts, or be </text:span>extended to describe <text:span text:style-name="T169">more</text:span> concrete scenarios. <text:span text:style-name="T169">Individuals can be given additional heritable t</text:span>raits <text:span text:style-name="T169">in order </text:span>to study <text:span text:style-name="T169">their </text:span>evolution <text:span text:style-name="T169">as a result of</text:span> <text:span text:style-name="T169">selection operating via </text:span>captured-trade-offs. The model is zero-dimensional, and conserves matter throughout each model run. <text:span text:style-name="T194">This makes it a suitable module for integration in to a larger suite of models. For example, it could be used within a physical model for closure of a trophic system or a material and energetic bridge between different but related ecological models.</text:span></text:p>
      <text:h text:style-name="P47" text:outline-level="1"><text:bookmark-start text:name="__RefHeading___Toc2333_2018884343"/>2. <text:span text:style-name="T2">Directory Structure</text:span><text:bookmark-end text:name="__RefHeading___Toc2333_2018884343"/></text:h>
      <text:p text:style-name="P32"><text:span text:style-name="T110">This guide assumes you have successfully downloaded and have local access to the entire EATSM repository </text:span><text:span text:style-name="T111">in an uncompressed form</text:span><text:span text:style-name="T110">. </text:span><text:span text:style-name="T100">Aside from the directories </text:span><text:span text:style-name="T104">below</text:span><text:span text:style-name="T100">, </text:span><text:span text:style-name="T108">the EATSM root directory</text:span><text:span text:style-name="T103"> </text:span><text:span text:style-name="T100">contains </text:span><text:span text:style-name="T103">the </text:span><text:span text:style-name="T58">README.odt</text:span><text:span text:style-name="T100"> file </text:span><text:span text:style-name="T108">(</text:span><text:span text:style-name="T106">this file</text:span><text:span text:style-name="T108">)</text:span><text:span text:style-name="T100">. </text:span><text:span text:style-name="T101">It also contains the </text:span><text:span text:style-name="T59">Makefile</text:span><text:span text:style-name="T101"> that is used with </text:span><text:span text:style-name="T107">the </text:span><text:span text:style-name="T113">NetBeans </text:span><text:span text:style-name="T116">IDE</text:span><text:span text:style-name="T114"> </text:span><text:span text:style-name="T116">(Integrated Development Environment)</text:span><text:span text:style-name="T101">. </text:span><text:span text:style-name="T102">Do not confuse this with the </text:span><text:span text:style-name="T60">Makefile</text:span><text:span text:style-name="T102">, found in the </text:span><text:span text:style-name="T60">src</text:span><text:span text:style-name="T102"> directory – </text:span><text:span text:style-name="T109">hereafter refered to as the manual </text:span><text:span text:style-name="T188">Makefile</text:span><text:span text:style-name="T102">. </text:span><text:span text:style-name="T103">The </text:span><text:span text:style-name="T61">.gitignore</text:span><text:span text:style-name="T103"> file relates to the Git configuration, and can be </text:span><text:span text:style-name="T108">edited or used with</text:span><text:span text:style-name="T103"> your own </text:span><text:span text:style-name="T112">Git</text:span><text:span text:style-name="T103"> repository forked from EATSM </text:span><text:span text:style-name="T105">(see </text:span><text:a xlink:type="simple" xlink:href="https://githowto.com/" text:style-name="Internet_20_link" text:visited-style-name="Visited_20_Internet_20_Link"><text:span text:style-name="T62">https://githowto.com</text:span></text:a><text:span text:style-name="T105">)</text:span><text:span text:style-name="T103">.</text:span></text:p>
      <text:p text:style-name="P9"/>
      <text:p text:style-name="P8"><text:span text:style-name="T49">[</text:span><text:span text:style-name="T51">EATSM root]/</text:span><text:span text:style-name="T103"> </text:span></text:p>
      <text:list xml:id="list1147613472" text:style-name="L1">
        <text:list-item>
          <text:p text:style-name="P30"><text:span text:style-name="T45">input</text:span><text:span text:style-name="T44">/</text:span><text:span text:style-name="T99"> </text:span><text:span text:style-name="T3">Contains the model input files.</text:span></text:p>
        </text:list-item>
        <text:list-item>
          <text:p text:style-name="P31"><text:span text:style-name="T31">nbproject/</text:span> <text:span text:style-name="T5">The </text:span><text:span text:style-name="T27">NetBeans</text:span><text:span text:style-name="T5"> project files. </text:span><text:span text:style-name="T6">This is n</text:span><text:span text:style-name="T5">ot required if you’ll be using the manual </text:span><text:soft-page-break/><text:span text:style-name="T55">Makefile</text:span><text:span text:style-name="T5">.</text:span></text:p>
        </text:list-item>
        <text:list-item>
          <text:p text:style-name="P30"><text:span text:style-name="T44">plot/</text:span><text:span text:style-name="T4"> </text:span>Plotting scripts <text:span text:style-name="T170">for use with </text:span><text:span text:style-name="T21">MATLAB</text:span><text:span text:style-name="T170"> or </text:span><text:span text:style-name="T21">GNU Octave</text:span><text:span text:style-name="T170">.</text:span></text:p>
        </text:list-item>
        <text:list-item>
          <text:p text:style-name="P30"><text:span text:style-name="T44">src/</text:span> The source files and <text:span text:style-name="T3">manual </text:span><text:span text:style-name="T65">M</text:span><text:span text:style-name="T31">akefile</text:span>. Subdirectories contain code for different modules.</text:p>
          <text:list>
            <text:list-item>
              <text:p text:style-name="P30"><text:span text:style-name="T45">Data</text:span><text:span text:style-name="T44">/</text:span><text:span text:style-name="T5"> </text:span>Classes that handle generated data.</text:p>
            </text:list-item>
            <text:list-item>
              <text:p text:style-name="P30"><text:span text:style-name="T45">Input</text:span><text:span text:style-name="T44">/</text:span><text:span text:style-name="T5"> </text:span>Classes that handle <text:span text:style-name="T9">inputs to the model.</text:span></text:p>
            </text:list-item>
            <text:list-item>
              <text:p text:style-name="P30"><text:span text:style-name="T46">M</text:span><text:span text:style-name="T44">odel/</text:span> The core model classes are contained here.</text:p>
            </text:list-item>
            <text:list-item>
              <text:p text:style-name="P30"><text:span text:style-name="T47">Output</text:span><text:span text:style-name="T44">/</text:span> <text:span text:style-name="T10">Classes that handle outputs from the model.</text:span></text:p>
            </text:list-item>
            <text:list-item>
              <text:p text:style-name="P30"><text:span text:style-name="T48">T</text:span><text:span text:style-name="T44">ools/</text:span><text:span text:style-name="T99"> </text:span>A number of classes that provide general functions.</text:p>
            </text:list-item>
          </text:list>
        </text:list-item>
      </text:list>
      <text:h text:style-name="Heading_20_1" text:outline-level="1"><text:bookmark-start text:name="__RefHeading___Toc2335_2018884343"/>3 <text:span text:style-name="T11">Compilation</text:span><text:bookmark-end text:name="__RefHeading___Toc2335_2018884343"/></text:h>
      <text:p text:style-name="P6">EATSM is written in <text:span text:style-name="T13">C++</text:span> <text:span text:style-name="T26">and can be compiled to run on most major computer platforms</text:span>. To compile <text:span text:style-name="T12">and run </text:span>this code you will need a <text:span text:style-name="T12">computer with a suitable</text:span> compiler <text:span text:style-name="T12">installed</text:span>. <text:span text:style-name="T12">The code has been entirely developed and tested using NetBeans and the </text:span><text:span text:style-name="T17">GNU Compiler Collection</text:span><text:span text:style-name="T12"> (GCC), and specifically the </text:span><text:span text:style-name="T189">g++</text:span><text:span text:style-name="T12"> compiler. Use of any other compiler is possible, but not supported. A manual </text:span><text:span text:style-name="T64">Makefile</text:span><text:span text:style-name="T12"> has also been provided for code editing and compilation outside of NetBeans. Together, these provide you with two options for compilation. Editing and compilation of the code with the NetBeans IDE requires a little time to set up, but less technical knowledge <text:s/>thereafter. Use of the manual </text:span><text:span text:style-name="T64">Makefile</text:span><text:span text:style-name="T12"> is much quicker to get started, but requires basic knowledge of compiling code from a command line interface. This is the best option for compilation on a remote Linux system. Regardless of which compilation option is taken, two additional directories are created within EATSM root during compilation. One named </text:span><text:span text:style-name="T68">build</text:span><text:span text:style-name="T157"> contains the object code for compilation, and </text:span><text:span text:style-name="T54">dist</text:span><text:span text:style-name="T158"> contains the executable file. See section 5 below, for information on how to run EATSM.</text:span></text:p>
      <text:h text:style-name="P49" text:outline-level="2"><text:bookmark-start text:name="__RefHeading___Toc2337_2018884343"/>3.1 NetBeans<text:bookmark-end text:name="__RefHeading___Toc2337_2018884343"/></text:h>
      <text:p text:style-name="P14">Navigate to the NetBeans download page (<text:a xlink:type="simple" xlink:href="https://netbeans.org/downloads/" text:style-name="Internet_20_link" text:visited-style-name="Visited_20_Internet_20_Link"><text:span text:style-name="T31">https://netbeans.org/downloads</text:span></text:a>). Assuming you have a Java Development Kit <text:span text:style-name="T25">(JDK) </text:span>installed, download both the “<text:span text:style-name="T27">C/C++”</text:span> package. If you don’t have a JDK installed, read and follow the instructions in the text below the download links. <text:span text:style-name="T24">Once downloaded, install the C/C++ package. Open NetBeans and select </text:span><text:span text:style-name="T76">Open Project</text:span><text:span text:style-name="T24"> from the </text:span><text:span text:style-name="T53">File</text:span><text:span text:style-name="T24"> menu. Path through to and select the EATSM root directory (wherever you placed the files from the downloaded repository archive). You can now compile and run the code from within NetBeans by selecting the various options from the </text:span><text:span text:style-name="T53">Run</text:span><text:span text:style-name="T24"> menu.</text:span></text:p>
      <text:h text:style-name="P50" text:outline-level="2"><text:bookmark-start text:name="__RefHeading___Toc2339_2018884343"/>3.2 Manual Makefile<text:bookmark-end text:name="__RefHeading___Toc2339_2018884343"/></text:h>
      <text:p text:style-name="P1"><text:span text:style-name="T29">The manual </text:span><text:span text:style-name="T56">Makefile</text:span><text:span text:style-name="T29"> is located in the </text:span><text:span text:style-name="T56">src</text:span><text:span text:style-name="T7"> directory. The one in EATSM root is for NetBeans, and must not be edited manually. </text:span><text:span text:style-name="T5">To</text:span> <text:span text:style-name="T29">compile with the manual Makefile</text:span>, navigate to the <text:span text:style-name="T55">src</text:span> directory using the command-line and execute the following command:</text:p>
      <text:p text:style-name="P1"/>
      <text:p text:style-name="Code">&gt; make</text:p>
      <text:p text:style-name="Standard"/>
      <text:p text:style-name="P34">Assuming everything <text:span text:style-name="T29">worked</text:span> correctly, the script will terminate with the line “EATSM compilation complete.”</text:p>
      <text:p text:style-name="P34"/>
      <text:p text:style-name="P35">Following code changes you can ensure EATSM is completely recompiled by running the following command before compilation:</text:p>
      <text:p text:style-name="P35"/>
      <text:p text:style-name="Code">&gt; make clean</text:p>
      <text:p text:style-name="P34"/>
      <text:p text:style-name="P35"><text:span text:style-name="T200">This command will terminate with “EATSM cleaning complete.” after having</text:span> delete<text:span text:style-name="T200">d</text:span> the <text:span text:style-name="T199">build</text:span><text:span text:style-name="T198"> and </text:span><text:span text:style-name="T191">dist</text:span><text:span text:style-name="T198"> directories. Note that this will also delete output still contained within the dist directory.</text:span></text:p>
      <text:p text:style-name="P36"/>
      <text:p text:style-name="P34"><text:soft-page-break/><text:span text:style-name="T198">The </text:span><text:span text:style-name="T63">Makefile</text:span><text:span text:style-name="T26"> is configured for the specific source directory structure. A change to the names of the subdirectories within </text:span><text:span text:style-name="T57">src</text:span><text:span text:style-name="T26"> will need to be reflected in the </text:span><text:span text:style-name="T63">Makefile</text:span><text:span text:style-name="T26"> (see “</text:span><text:span text:style-name="T8">SRCDIR”</text:span><text:span text:style-name="T26"> and “</text:span><text:span text:style-name="T8">INCDIR”</text:span><text:span text:style-name="T26">). It’s also configured to use </text:span><text:span text:style-name="T190">g++</text:span><text:span text:style-name="T26"> from the GCC, and contains a number of options specific to it. These will need to be changed if switching to use of a different compiler.</text:span></text:p>
      <text:h text:style-name="Heading_20_1" text:outline-level="1"><text:bookmark-start text:name="__RefHeading___Toc2341_2018884343"/><text:span text:style-name="T184">4</text:span> <text:span text:style-name="T167">Configuration</text:span><text:bookmark-end text:name="__RefHeading___Toc2341_2018884343"/></text:h>
      <text:p text:style-name="P15">EATSM makes use of a number of input files located in the <text:span text:style-name="T55">input</text:span> directory. <text:span text:style-name="T164">The are explained in more detail below:</text:span></text:p>
      <text:h text:style-name="Heading_20_2" text:outline-level="2"><text:bookmark-start text:name="__RefHeading___Toc2343_2018884343"/><text:span text:style-name="T184">4</text:span>.<text:span text:style-name="T167">1</text:span> Input Parameters<text:bookmark-end text:name="__RefHeading___Toc2343_2018884343"/></text:h>
      <text:p text:style-name="P15"><text:span text:style-name="T30">The input parameters are set using the </text:span><text:span text:style-name="T33">Parameters.csv</text:span><text:span text:style-name="T30"> file. This the first to be read, and configures the rest of the model run. The input parameters are:</text:span></text:p>
      <text:list xml:id="list1364255231" text:style-name="L2">
        <text:list-item>
          <text:p text:style-name="P39"><text:span text:style-name="T37">RandomSeed</text:span> Configures which random sequence the model uses. All else being equal, this parameter determines which stochastic permutation is explored <text:span text:style-name="T88">with each run</text:span>. <text:span text:style-name="T124">Takes values from 0 to </text:span><text:bookmark-start text:name="__DdeLink__671_1682677266"/><text:span text:style-name="T124">4,294,967,29</text:span><text:bookmark-end text:name="__DdeLink__671_1682677266"/><text:span text:style-name="T124">5.</text:span></text:p>
        </text:list-item>
        <text:list-item>
          <text:p text:style-name="P39"><text:span text:style-name="T37">RunTimeInSeconds</text:span> <text:span text:style-name="T192">Not including</text:span> file reading and writing overheads, this parameter sets the amount of <text:span text:style-name="T13">real time</text:span> the <text:span text:style-name="T193">core </text:span>model is run for. This is so that the model can <text:span text:style-name="T85">accommodate computing clusters that use fixed queue execution lengths. Recommended values are from 60 to 604,800 (1 minute to 7 days).</text:span></text:p>
        </text:list-item>
        <text:list-item>
          <text:p text:style-name="P39"><text:span text:style-name="T37">SamplingRate</text:span> <text:span text:style-name="T85">Sets the number of time steps between time series data collection events. This permits output file size reduction, particularly for long model runs. The value chosen will need to be determined based on your configuration and the speed of execution. It is recommended to start with 10 and tune the parameter based on the size of the output files.</text:span></text:p>
        </text:list-item>
        <text:list-item>
          <text:p text:style-name="P38"><text:span text:style-name="T38">NumberOfSizeClasses</text:span><text:span text:style-name="T84"> Sets the number of discrete locations in volume trait space. Referred to by the symbol </text:span><text:span text:style-name="T14">d</text:span><text:span text:style-name="T86">. There is a trade-off with setting this parameter. Very low values decrease computational expense and precision. High values increase precision and computational expense. It is recommended to keep this fixed at its default.</text:span></text:p>
        </text:list-item>
        <text:list-item>
          <text:p text:style-name="P39"><text:bookmark-start text:name="__DdeLink__684_1682677266"/><text:span text:style-name="T41">R</text:span><text:bookmark-end text:name="__DdeLink__684_1682677266"/><text:span text:style-name="T41">eadModelState</text:span> Determines how the first population of heterotrophs are created. If set to <text:span text:style-name="T155">1,</text:span> the population is initialised from the <text:span text:style-name="T34">InitialModelState.csv</text:span><text:span text:style-name="T87"> file (see description below). If set to 0, a new population of clonal individuals is created with an individual volume that is the calculated centre value for the smallest size class, and a total volume up to a that set by the </text:span><text:span text:style-name="T32">InitialHeterotrophVolume</text:span> <text:span text:style-name="T89">parameter (see below).</text:span></text:p>
        </text:list-item>
        <text:list-item>
          <text:p text:style-name="P38"><text:span text:style-name="T38">WriteModelState</text:span><text:span text:style-name="T84"> Determines whether or not the state of the model is written to a file at the end of the run. These files can be reasonably large, and you may not require the ability to continue every model run. Takes values 0 or 1.</text:span></text:p>
        </text:list-item>
        <text:list-item>
          <text:p text:style-name="P39"><text:span text:style-name="T37">InitialAutotrophVolume</text:span> <text:span text:style-name="T125">Sets the volume of the autotroph pool upon model initialisation</text:span> when <text:span text:style-name="T34">CreateNewPopulation</text:span><text:span text:style-name="T90"> is set to 0, and is used as the maximum autotroph volume at each time step thereafter. When driving the initial rate of production, values above 1e+7 can produce population sizes that can be difficult to process, even on powerful computers with extended run times.</text:span></text:p>
        </text:list-item>
        <text:list-item>
          <text:p text:style-name="P39"><text:bookmark-start text:name="__DdeLink__369_927914420"/><text:span text:style-name="T37">InitialHeterotrophVolume</text:span><text:bookmark-end text:name="__DdeLink__369_927914420"/> <text:span text:style-name="T125">Sets its total volume used to construct a new population of heterotrophs, </text:span>and is only used when <text:span text:style-name="T34">CreateNewPopulation</text:span><text:span text:style-name="T91"> is set to 0. This parameter represents the material with construct the ecosystem. Higher values permit the evolution of larger individuals, but these require many smaller individuals at the base of the trophic pyramid to support them. It should be noted that values above 1e+7 can produce population sizes that can be time consuming to process.</text:span></text:p>
        </text:list-item>
        <text:list-item>
          <text:p text:style-name="P39"><text:span text:style-name="T37">MinimumHeterotrophVolume</text:span> <text:span text:style-name="T126">Sets a threshold for the total heterotroph population </text:span><text:soft-page-break/><text:span text:style-name="T126">volume below which the model will exit. This is to prevent a model from continuing to run and collecting huge amounts of data on the few starving individuals left in the system after the majority have disappeared. It is recommended to set this at around 2-3% of the total volume in the system.</text:span></text:p>
        </text:list-item>
        <text:list-item>
          <text:p text:style-name="P39"><text:span text:style-name="T37">SmallestIndividualVolume</text:span> <text:span text:style-name="T127">Sets the smallest individual volume represented in trait space. As a logical baseline, i</text:span><text:bookmark-start text:name="__DdeLink__604_1997919192"/><text:span text:style-name="T127">t is recommended to keep this fixed at 1.</text:span><text:bookmark-end text:name="__DdeLink__604_1997919192"/><text:span text:style-name="T127"> </text:span><text:bookmark-start text:name="__DdeLink__375_927914420"/><text:span text:style-name="T127">Referred to by the symbol </text:span><text:span text:style-name="T15">v</text:span><text:span text:style-name="T131">small</text:span><text:span text:style-name="T92">.</text:span><text:bookmark-end text:name="__DdeLink__375_927914420"/></text:p>
        </text:list-item>
        <text:list-item>
          <text:p text:style-name="P40"><text:span text:style-name="T37">LargestIndividualVolume</text:span> <text:span text:style-name="T127">Sets the largest individual volume represented in trait space. Making this value too close to the total volume in the system produces a selective attractor, where individuals at or near this volume are more likely to exist. For this reason it is recommended to set this value at several orders of magnitude above the total volume in the system. It should also be noted that changing this value alters the relative distance of a mutation (see </text:span><text:span text:style-name="T32">MutationStandardDeviation</text:span><text:span text:style-name="T195">)</text:span><text:span text:style-name="T127">. Referred to by the symbol </text:span><text:span text:style-name="T15">v</text:span><text:span text:style-name="T132">l</text:span><text:span text:style-name="T133">arge</text:span><text:span text:style-name="T92">.</text:span></text:p>
        </text:list-item>
        <text:list-item>
          <text:p text:style-name="P39"><text:span text:style-name="T37">PreferredPreyVolumeRatio</text:span> <text:span text:style-name="T93">Sets the divisor of predator volume that defines its maximally preferred prey. Referred to by the symbol </text:span><text:span text:style-name="T94">β</text:span><text:span text:style-name="T98">.</text:span></text:p>
        </text:list-item>
        <text:list-item>
          <text:p text:style-name="P39"><text:span text:style-name="T37">PreferenceFunctionWidth</text:span> <text:span text:style-name="T120">A control parameter for the width of the preference function. The default value of this parameter can be experimented with, but some values can introduce complex interactions with the </text:span><text:span text:style-name="T66">PreferredPreyVolumeRatio</text:span><text:span text:style-name="T120">. However, the stability of the system is not strongly related to this parameter. Referred to by the symbol </text:span><text:span text:style-name="T18">c</text:span><text:span text:style-name="T120">.</text:span></text:p>
        </text:list-item>
        <text:list-item>
          <text:p text:style-name="P39"><text:span text:style-name="T37">SizeClassSubsetFraction</text:span> <text:span text:style-name="T121">This controls the random subset of each size class that are subject to potential feeding and starvation at each time step. The dynamics of the model can become erratic and unstable if this is too high. Low values ensure that feeding probabilities remain relatively consistent with the state of the system when a feeding event takes place. For this reason, it is recommended to keep this fixed at its default. Referred to by the symbol </text:span><text:span text:style-name="T95">α</text:span><text:span text:style-name="T121">.</text:span></text:p>
        </text:list-item>
        <text:list-item>
          <text:p text:style-name="P39"><text:span text:style-name="T37">HalfSaturationConstant</text:span><text:span text:style-name="T39">Fraction</text:span> <text:span text:style-name="T90">This sets the fraction of total volume that an individual’s size-class’s effective prey volume needs to be before it has a fifty percent chance of feeding. The default value can be experimented with, but it is not recommended to exceed 0.5, as this would reduce the chances of feeding in general. Referred to by the symbol </text:span><text:span text:style-name="T16">K</text:span><text:span text:style-name="T130">frac</text:span><text:span text:style-name="T90">.</text:span></text:p>
        </text:list-item>
        <text:list-item>
          <text:p text:style-name="P39"><text:span text:style-name="T37">AssimilationEfficiency</text:span> <text:span text:style-name="T90">This sets the fraction of consumed volume that is successfully assimilated. The default value can be experimented with, particularly as assimilation efficiency is likely to differ considerably between taxa. Referred to by the symbol </text:span><text:span text:style-name="T97">γ</text:span><text:span text:style-name="T90">.</text:span></text:p>
        </text:list-item>
        <text:list-item>
          <text:p text:style-name="P39"><text:span text:style-name="T37">FractionalMetabolicExpens</text:span><text:span text:style-name="T40">e</text:span> <text:span text:style-name="T122">This is the fraction of an individual’s volume that determines the base for the </text:span><text:span text:style-name="T42">MetabolicIndex</text:span><text:span text:style-name="T122"> (see below), which together determine the metabolic loss as a function of volume in that time step. The stability of the system is extremely sensitive to this parameter, and little interesting variation occurs with varying it. For this reason it is recommended to keep it fixed at its default value. Referred to by the symbol </text:span><text:span text:style-name="T96">ε.</text:span></text:p>
        </text:list-item>
        <text:list-item>
          <text:p text:style-name="P39"><text:span text:style-name="T37">MetabolicIndex</text:span> <text:span text:style-name="T90">The exponent for the calculation (see </text:span><text:span text:style-name="T43">FractionalMetabolicExpense</text:span><text:span text:style-name="T90">, above) of an individual’s metabolic loss in a time step. This parameter determines whether larger individuals receive a metabolic benefit. There is significant debate over the value to use for this parameter. The literature shows a great deal of variation between taxa. When set to 1, all individuals are subject to the same proportional metabolic rate. Values below zero introduce a proportional metabolic benefit for larger individuals. Values above 1 are not consistent with reality. There is significant correlation between the number of trophic levels the system exhibits and this value. Referred </text:span><text:soft-page-break/><text:span text:style-name="T90">to by the symbol </text:span><text:span text:style-name="T16">k</text:span><text:span text:style-name="T90">.</text:span></text:p>
        </text:list-item>
        <text:list-item>
          <text:p text:style-name="P39"><text:span text:style-name="T37">MutationProbability</text:span> <text:span text:style-name="T123">The probability of mutation of each heritable trait at reproduction. Setting this value quite high (around 0.1) is useful when you wish to evolve the trophic system in order to generate a state file for a particular model configuration. However, it would be unrealistic and should be reduced (to or below 0.01) in a simulation scenario. Referred to by the symbol </text:span><text:span text:style-name="T19">P</text:span><text:span text:style-name="T129">μ</text:span><text:span text:style-name="T115">.</text:span></text:p>
        </text:list-item>
        <text:list-item>
          <text:p text:style-name="P41"><text:span text:style-name="T37">MutationStandardDeviation</text:span> <text:span text:style-name="T123">The standard deviation of the normal distribution from which the random addition is drawn to represent mutation of the heritable traits. Using higher values increases the probability of producing unviable mutant individuals. These would either die from starvation, if this is used, or have a very reduced chance of reproducing due to food unavailability. Note that the value set for this parameter is affected by that set for </text:span><text:span text:style-name="T32">LargestIndividualVolume</text:span><text:span text:style-name="T196">.</text:span></text:p>
        </text:list-item>
      </text:list>
      <text:h text:style-name="Heading_20_2" text:outline-level="2"><text:bookmark-start text:name="__RefHeading___Toc2345_2018884343"/><text:span text:style-name="T184">4</text:span>.<text:span text:style-name="T168">2</text:span> Output Variables<text:bookmark-end text:name="__RefHeading___Toc2345_2018884343"/></text:h>
      <text:p text:style-name="P18">The <text:span text:style-name="T163">output variables are configured by the </text:span><text:span text:style-name="T35">Variables</text:span><text:span text:style-name="T32">.csv</text:span> file. <text:span text:style-name="T163">Which contains four columns. The first two; “Name” and “Type” define the datums that are captured and written to file at the end of a model run. The other two are used with the plotting scripts (see section 7). The calls output data are embedded in the code. However, placing a hash symbol (#) at the beginning of any line will prevent that data from being captured. Data is created in two forms. Vector data contains a single value for each time step or size class, and is plotted as a line. Matrix data contains a single value for each size class at each time step, and is plotted in two-dimensions. The output variables are:</text:span></text:p>
      <text:list xml:id="list417535497" text:style-name="L3">
        <text:list-item>
          <text:p text:style-name="P42"><text:span text:style-name="T44">AxisSizeClassMidPointValues</text:span> <text:span text:style-name="T128">The mid-point values of the discrete size classes. Essential for plotting. Vector type.</text:span></text:p>
        </text:list-item>
        <text:list-item>
          <text:p text:style-name="P42"><text:span text:style-name="T44">AxisSizeClassBoundaryValues</text:span> <text:span text:style-name="T128">The boundary values for the discrete size classes. </text:span><text:bookmark-start text:name="__DdeLink__608_1149607660"/><text:span text:style-name="T128">Essential for plotting</text:span><text:bookmark-end text:name="__DdeLink__608_1149607660"/><text:span text:style-name="T128">. Vector type.</text:span></text:p>
        </text:list-item>
        <text:list-item>
          <text:p text:style-name="P42"><text:span text:style-name="T44">AxisTimeSteps</text:span><text:span text:style-name="T134"> A vector showing the full temporal resolution of a given model run. Essential for plotting. Vector type.</text:span></text:p>
        </text:list-item>
        <text:list-item>
          <text:p text:style-name="P42"><text:span text:style-name="T44">HeterotrophFrequency</text:span> <text:span text:style-name="T135">The number of individuals in each size class over time. Vector type.</text:span></text:p>
        </text:list-item>
        <text:list-item>
          <text:p text:style-name="P42"><text:span text:style-name="T44">HeterotrophVolume</text:span> <text:span text:style-name="T135">The volume of each size class over time. Vector type.</text:span></text:p>
        </text:list-item>
        <text:list-item>
          <text:p text:style-name="P42"><text:span text:style-name="T44">HeterotrophApproxVolume</text:span><text:span text:style-name="T135"> The approximate volume of the heterotrophic population calculated using the </text:span><text:span text:style-name="T67">HetreotrophFrequency</text:span><text:span text:style-name="T135"> as a coefficient on </text:span><text:span text:style-name="T67">AxisSizeClassMidPointValues</text:span><text:span text:style-name="T135">, and summing the resultant values for all size classes at each time step. Vector type.</text:span></text:p>
        </text:list-item>
        <text:list-item>
          <text:p text:style-name="P42"><text:span text:style-name="T44">ToHeterotrophFlux</text:span> <text:span text:style-name="T136">The autotroph volume consumed by the heterotroph population over time. Vector type.</text:span></text:p>
        </text:list-item>
        <text:list-item>
          <text:p text:style-name="P42"><text:span text:style-name="T44">InHeterotrophFlux</text:span> <text:span text:style-name="T136">The heterotroph volume consumed from within the heterotroph population over time. Vector type.</text:span></text:p>
        </text:list-item>
        <text:list-item>
          <text:p text:style-name="P42"><text:span text:style-name="T44">AutotrophVolume</text:span> <text:span text:style-name="T137">The autotroph volume over time. Vector type.</text:span></text:p>
        </text:list-item>
        <text:list-item>
          <text:p text:style-name="P42"><text:span text:style-name="T44">ToAutotrophFlux</text:span> <text:span text:style-name="T137">The nutrient volume consumed by the autotroph pool over time. Vector type.</text:span></text:p>
        </text:list-item>
        <text:list-item>
          <text:p text:style-name="P42"><text:span text:style-name="T44">NutrientVolume</text:span> <text:span text:style-name="T137">The nutrient volume over time. Vector type.</text:span></text:p>
        </text:list-item>
        <text:list-item>
          <text:p text:style-name="P42"><text:span text:style-name="T44">ToNutrientFlux</text:span>, <text:span text:style-name="T137">The volume of metabolic and assimilatory losses, and starved individuals added to the nutrient pool over time. Vector type.</text:span></text:p>
        </text:list-item>
        <text:list-item>
          <text:p text:style-name="P42"><text:span text:style-name="T44">SamplingTime</text:span> <text:span text:style-name="T138">The amount of real time (in seconds) between data collection points. </text:span><text:soft-page-break/><text:span text:style-name="T138">Vector type.</text:span></text:p>
        </text:list-item>
        <text:list-item>
          <text:p text:style-name="P42"><text:span text:style-name="T44">SizeClassPopulation</text:span> <text:bookmark-start text:name="__DdeLink__1010_187261843"/><text:span text:style-name="T139">The </text:span><text:bookmark-end text:name="__DdeLink__1010_187261843"/><text:span text:style-name="T139">population size of each size class over time. Plotted as the logarithm to base 10 by default. Matrix type.</text:span></text:p>
        </text:list-item>
        <text:list-item>
          <text:p text:style-name="P42"><text:span text:style-name="T44">SizeClass</text:span><text:span text:style-name="T50">Herbivore</text:span><text:span text:style-name="T44">Frequencies</text:span> <text:span text:style-name="T140">The number of herbivory events per size class between data collection points. Matrix type. Plotted as the logarithm to base 10 by default.</text:span></text:p>
        </text:list-item>
        <text:list-item>
          <text:p text:style-name="P42"><text:bookmark-start text:name="__DdeLink__1015_187261843"/><text:span text:style-name="T44">SizeClassCarnivoreFrequencies</text:span><text:bookmark-end text:name="__DdeLink__1015_187261843"/> <text:span text:style-name="T140">The number of carnivory events per size class between data collection points. Matrix type. Plotted as the logarithm to base 10 by default.</text:span></text:p>
        </text:list-item>
        <text:list-item>
          <text:p text:style-name="P42"><text:span text:style-name="T44">SizeClassPreyFrequencies</text:span> <text:span text:style-name="T142">The number of prey individuals per size class between data collection points corresponding to </text:span><text:span text:style-name="T55">SizeClassCarnivoreFrequencies</text:span><text:span text:style-name="T141">. Matrix type. Plotted as the logarithm to base 10 by default.</text:span></text:p>
        </text:list-item>
        <text:list-item>
          <text:p text:style-name="P42"><text:span text:style-name="T44">SizeClassStarvedFrequencies</text:span> <text:span text:style-name="T142">The number of starved individuals per size class between data collection points. Matrix type. Plotted as the logarithm to base 10 by default.</text:span></text:p>
        </text:list-item>
        <text:list-item>
          <text:p text:style-name="P42"><text:bookmark-start text:name="__DdeLink__1021_187261843"/><text:span text:style-name="T44">SizeClassParentFrequencies</text:span><text:bookmark-end text:name="__DdeLink__1021_187261843"/> <text:span text:style-name="T143">The number of parent individuals per size class between data collection points. Matrix type. Plotted as the logarithm to base 10 by default.</text:span></text:p>
        </text:list-item>
        <text:list-item>
          <text:p text:style-name="P42"><text:span text:style-name="T44">SizeClassChildFrequencies</text:span> <text:span text:style-name="T143">The number of child individuals per size class between data collection points corresponding to </text:span><text:span text:style-name="T55">SizeClassParentFrequencies</text:span><text:span text:style-name="T143">. Matrix type. </text:span><text:bookmark-start text:name="__DdeLink__1023_187261843"/><text:span text:style-name="T143">Plotted as the logarithm to base 10 by default.</text:span><text:bookmark-end text:name="__DdeLink__1023_187261843"/></text:p>
        </text:list-item>
        <text:list-item>
          <text:p text:style-name="P42"><text:span text:style-name="T44">SizeClassVolumes</text:span> <text:span text:style-name="T143">The volume of each size class over time. Matrix type. Plotted as the logarithm to base 10 by default.</text:span></text:p>
        </text:list-item>
        <text:list-item>
          <text:p text:style-name="P42"><text:span text:style-name="T44">SizeClassApproxVolumes</text:span> <text:span text:style-name="T135">The approximate volume of each size class over time, calculated using the </text:span><text:span text:style-name="T67">HetreotrophFrequency</text:span><text:span text:style-name="T135"> as a coefficient on </text:span><text:span text:style-name="T67">AxisSizeClassMidPointValues</text:span><text:span text:style-name="T135"> at each time step. Matrix type. Plotted as the logarithm to base 10 by default.</text:span></text:p>
        </text:list-item>
        <text:list-item>
          <text:p text:style-name="P42"><text:span text:style-name="T44">SizeClassEffectivePreyVolumes</text:span> <text:span text:style-name="T144">The effective prey volume of each size class over time. Matrix type.</text:span><text:bookmark-start text:name="__DdeLink__1025_187261843"/><text:span text:style-name="T144"> Plotted as the logarithm to base 10 by default.</text:span><text:bookmark-end text:name="__DdeLink__1025_187261843"/></text:p>
        </text:list-item>
        <text:list-item>
          <text:p text:style-name="P42"><text:span text:style-name="T44">SizeClassPreyVolumeRatios</text:span> <text:span text:style-name="T145">The average ratio of predator to prey volume per size class over time. Matrix type. </text:span><text:bookmark-start text:name="__DdeLink__1027_187261843"/><text:span text:style-name="T145">Plotted as the logarithm to base 10 by default.</text:span><text:bookmark-end text:name="__DdeLink__1027_187261843"/></text:p>
        </text:list-item>
        <text:list-item>
          <text:p text:style-name="P42"><text:span text:style-name="T44">SizeClassVolumeMutantFrequencies</text:span> <text:span text:style-name="T146">The number of mutant children per size class between data collection points. Matrix type.</text:span></text:p>
        </text:list-item>
        <text:list-item>
          <text:p text:style-name="P42"><text:span text:style-name="T44">SizeClassGrowthRatios</text:span> <text:span text:style-name="T147">The average ratio of individual volume to heritable volume per size class over time. Matrix type.</text:span></text:p>
        </text:list-item>
        <text:list-item>
          <text:p text:style-name="P42"><text:span text:style-name="T44">SizeClassCouplings</text:span> <text:span text:style-name="T147">The index to which each size class is coupled over time. Matrix type.</text:span></text:p>
        </text:list-item>
        <text:list-item>
          <text:p text:style-name="P42"><text:span text:style-name="T44">SizeClassFeedingProbabilities</text:span> <text:span text:style-name="T148">The probability of each size class feeding over time. Matrix type.</text:span></text:p>
        </text:list-item>
        <text:list-item>
          <text:p text:style-name="P42"><text:span text:style-name="T44">SizeClassTrophicClassifications</text:span> <text:span text:style-name="T148">The average trophic classification of each size class over time. Matrix type.</text:span></text:p>
        </text:list-item>
        <text:list-item>
          <text:p text:style-name="P42"><text:span text:style-name="T44">SizeClassAges</text:span> <text:span text:style-name="T149">The average age in time steps of each size class over time. Matrix type.</text:span></text:p>
        </text:list-item>
        <text:list-item>
          <text:p text:style-name="P42"><text:span text:style-name="T44">TrophicFrequencies</text:span> <text:span text:style-name="T150">The number of individuals in each discrete trophic level over time. Plotted as the logarithm to base 10 by default. Matrix type.</text:span></text:p>
        </text:list-item>
        <text:list-item>
          <text:p text:style-name="P42"><text:span text:style-name="T44">TrophicVolumes</text:span> <text:span text:style-name="T151">The volume of each discrete size class over time. Matrix type.</text:span></text:p>
        </text:list-item>
        <text:list-item>
          <text:p text:style-name="P42"><text:span text:style-name="T44">TrophicAges</text:span> <text:span text:style-name="T152">The average age of each size class over time. Matrix type.</text:span></text:p>
        </text:list-item>
      </text:list>
      <text:p text:style-name="P16">The next two columns contain metadata that are used for plotting. Please see section 6 below, to <text:soft-page-break/>find out what these do and how to appropriately modify them.</text:p>
      <text:h text:style-name="Heading_20_2" text:outline-level="2"><text:bookmark-start text:name="__RefHeading___Toc2347_2018884343"/><text:span text:style-name="T184">4</text:span>.<text:span text:style-name="T161">3</text:span> Initial Model State<text:bookmark-end text:name="__RefHeading___Toc2347_2018884343"/></text:h>
      <text:p text:style-name="P15">The <text:span text:style-name="T32">InitialState.csv</text:span> file <text:span text:style-name="T156">is a pre-generated state for the model ecosystem with the default parameter configuration. It sets the initial levels for both the nutrient and autotroph pools, as well as containing the information for the first generation of individuals. Note that using this file overrides the values set by the </text:span><text:span text:style-name="T71">InitialAutotrophVolume</text:span><text:span text:style-name="T156"> and </text:span><text:span text:style-name="T71">InitialHeterotrophVolume</text:span><text:span text:style-name="T156"> parameters. It can be manually edited, or new ones can be created by following the method described below.</text:span></text:p>
      <text:p text:style-name="P21"><text:span text:style-name="T165">The state file was generated by switching the </text:span><text:span text:style-name="T72">ReadModelState</text:span><text:span text:style-name="T165"> parameter off. When the model is run this way, the values set by </text:span><text:bookmark-start text:name="__DdeLink__1273_2018884343"/><text:span text:style-name="T71">InitialAutotrophVolume</text:span><text:bookmark-end text:name="__DdeLink__1273_2018884343"/> <text:span text:style-name="T182">and </text:span><text:span text:style-name="T79">InitialHeterotrophVolume</text:span><text:span text:style-name="T166"> are effective. A new population of clonal heterotrophs with an individual volume set by </text:span><text:span text:style-name="T71">SmallestIndividualVolume</text:span><text:span text:style-name="T156">. And a total volume set by </text:span><text:span text:style-name="T71">InitialAutotrophVolume</text:span><text:span text:style-name="T156"> is created. If in addition to this, the mutation probability turned up, the trophic system will have an opportunity to evolve and emerge over a lengthy model run (~6 hours). Switching </text:span><text:span text:style-name="T71">WriteModelState</text:span><text:span text:style-name="T156"> on will produce a file that can be used instead of </text:span><text:span text:style-name="T71">InitialState.csv</text:span><text:span text:style-name="T156"> to initialise future model runs.</text:span></text:p>
      <text:h text:style-name="Heading_20_1" text:outline-level="1"><text:bookmark-start text:name="__RefHeading___Toc2349_2018884343"/><text:span text:style-name="T184">5</text:span> <text:span text:style-name="T30">Execution</text:span><text:bookmark-end text:name="__RefHeading___Toc2349_2018884343"/></text:h>
      <text:p text:style-name="P2">EATSM <text:span text:style-name="T30">has been developed and tested on</text:span> Linux <text:span text:style-name="T30">and</text:span> MacOS X. <text:span text:style-name="T30">While it </text:span>should be possible to <text:span text:style-name="T30">compile and </text:span>run the model from a Windows-based environment such as Cygwin (see <text:a xlink:type="simple" xlink:href="http://cygwin.com/" text:style-name="Internet_20_link" text:visited-style-name="Visited_20_Internet_20_Link"><text:span text:style-name="T31">http://cygwin.com</text:span></text:a>) <text:span text:style-name="T30">users should be aware that</text:span> <text:span text:style-name="T30">this has not been tested and is not supported.</text:span></text:p>
      <text:h text:style-name="Heading_20_2" text:outline-level="2"><text:bookmark-start text:name="__RefHeading___Toc2351_2018884343"/><text:span text:style-name="T184">5</text:span>.1 Command Line<text:bookmark-end text:name="__RefHeading___Toc2351_2018884343"/></text:h>
      <text:p text:style-name="P3">The recommended method of executing EATSM is from a supported command line. Assuming you created the executable file with the manual <text:span text:style-name="T31">Makefile</text:span> (see section 3.2 above), then this will be located in the <text:span text:style-name="T69">dist</text:span><text:span text:style-name="T159"> directory. Navigate to this directory and make sure it also contails the </text:span><text:span text:style-name="T69">input</text:span><text:span text:style-name="T159"> directory alongside the </text:span><text:span text:style-name="T69">eatsm</text:span><text:span text:style-name="T159"> executable. If it does not, then something may have gone wrong with the compilation process. Once you’re sure the code has been compiled correctly, the executable can be started by running the following command:</text:span></text:p>
      <text:p text:style-name="P3"/>
      <text:p text:style-name="P26">&gt; ./eatsm</text:p>
      <text:p text:style-name="P3"/>
      <text:p text:style-name="P4">A user created model state file can used either by replacing <text:span text:style-name="T31">InitialState.csv</text:span> in the <text:span text:style-name="T31">input</text:span> directory, or by specifying <text:span text:style-name="T183">the location of a different one</text:span> as an additional parameter on the command line <text:span text:style-name="T183">using the switch “-s”</text:span>, e.g.:</text:p>
      <text:p text:style-name="P4"/>
      <text:p text:style-name="P26">&gt; ./eatsm -<text:span text:style-name="T183">s </text:span>path/to/user/state/file.csv</text:p>
      <text:p text:style-name="P10"/>
      <text:p text:style-name="P11">A user created input parameters can be used either by modifying <text:span text:style-name="T31">Paramters.csv</text:span> in the <text:span text:style-name="T31">input</text:span> directory, or by specifying the location of a different one as an additional parameter on the command line using the switch “-p”, e.g.:</text:p>
      <text:p text:style-name="P5"/>
      <text:p text:style-name="Code">&gt; ./eatsm -<text:span text:style-name="T183">p </text:span>path/to/user/<text:span text:style-name="T183">parameters</text:span>/file.csv</text:p>
      <text:p text:style-name="Standard"/>
      <text:p text:style-name="P12">The above commands <text:span text:style-name="T185">for state and parameters files </text:span>can be used <text:span text:style-name="T185">together, and in different orders, as long as the switches appears before the corresponding file paths, e.g.:</text:span></text:p>
      <text:p text:style-name="P12"/>
      <text:p text:style-name="P27">&gt; ./eatsm -<text:span text:style-name="T185">s state.csv -p parameters.csv</text:span></text:p>
      <text:p text:style-name="P28">&gt; ./eatsm -<text:span text:style-name="T183">p parameters</text:span>.csv -<text:span text:style-name="T185">s state.csv</text:span></text:p>
      <text:p text:style-name="P28">&gt; ./eatsm -<text:span text:style-name="T185">s </text:span>-<text:span text:style-name="T183">p state.csv parameters.csv</text:span></text:p>
      <text:p text:style-name="P27">&gt; ./eatsm -<text:span text:style-name="T183">p</text:span> -<text:span text:style-name="T185">s parameters.csv state.csv</text:span></text:p>
      <text:p text:style-name="Standard"><text:soft-page-break/></text:p>
      <text:p text:style-name="P13">To see the version of the executable that you’re working with, <text:span text:style-name="T186">run the executable with the “-v” switch:</text:span></text:p>
      <text:p text:style-name="Standard"/>
      <text:p text:style-name="P29">&gt; ./eatsm -<text:span text:style-name="T187">v</text:span></text:p>
      <text:h text:style-name="Heading_20_2" text:outline-level="2"><text:bookmark-start text:name="__RefHeading___Toc2353_2018884343"/><text:span text:style-name="T184">5</text:span>.<text:span text:style-name="T161">2</text:span> NetBeans<text:bookmark-end text:name="__RefHeading___Toc2353_2018884343"/></text:h>
      <text:p text:style-name="P7"><text:span text:style-name="T160">It will undoubtedly become necessary to execute the model during development. This can be easily achieved from within NetBeans by running the code by either clicking the graphical ‘play’ button, or by selecting one of the available options from the </text:span><text:span text:style-name="T70">Run</text:span><text:span text:style-name="T162"> menu. This is particularly useful for running in the </text:span><text:span text:style-name="T70">Debug</text:span><text:span text:style-name="T162"> configuration and making use of the visual debugger. See the following link for more information on this </text:span><text:a xlink:type="simple" xlink:href="https://netbeans.org/kb/docs/cnd/debugging.html" text:style-name="Internet_20_link" text:visited-style-name="Visited_20_Internet_20_Link"><text:span text:style-name="T70">https://netbeans.org/kb/docs/cnd/debugging.html</text:span></text:a><text:span text:style-name="T162">. However, it is worth noting that by default, running the model this way will only make use of the files in the </text:span><text:span text:style-name="T82">input</text:span><text:span text:style-name="T162"> directory. For this reason, this is considered best for performing test runs while modifying the code.</text:span></text:p>
      <text:h text:style-name="Heading_20_1" text:outline-level="1"><text:bookmark-start text:name="__RefHeading___Toc2355_2018884343"/><text:span text:style-name="T184">6</text:span> <text:span text:style-name="T154">Plotting</text:span><text:bookmark-end text:name="__RefHeading___Toc2355_2018884343"/></text:h>
      <text:p text:style-name="P18"><text:span text:style-name="T153">The scripts are available in the </text:span><text:span text:style-name="T73">plot</text:span><text:span text:style-name="T153"> directory. They have been written using MATLAB (see </text:span><text:a xlink:type="simple" xlink:href="https://www.mathworks.com/products/matlab.html" text:style-name="Internet_20_link" text:visited-style-name="Visited_20_Internet_20_Link"><text:span text:style-name="T73">https://www.mathworks.com/products/matlab.html</text:span></text:a><text:span text:style-name="T153">). However, if you do not already have access to it, this is a commercial product with license costs that are likely to exceed the budget of a casual user. Fortunately, GNU Octave is a sufficiently mature, open-source alternative that offers most of the functions of MATLAB (see </text:span><text:a xlink:type="simple" xlink:href="https://www.gnu.org/software/octave/" text:style-name="Internet_20_link" text:visited-style-name="Visited_20_Internet_20_Link"><text:span text:style-name="T73">https://www.gnu.org/software/octave</text:span></text:a><text:span text:style-name="T153">). However, testing of the plot scripts have demonstrated that <text:s/>GNU Octave cannot handle the writing of plots to file as well as MATLAB. If using GNU Octave and wanting to save plots to file, it is recommended that the plots be generated one-by-one, and saved to file individually.</text:span></text:p>
      <text:p text:style-name="P19">Using your designated plotting tool, open <text:span text:style-name="T31">main_plotting_script.m</text:span>, and take a look at the “User Defined Parameters” section.</text:p>
      <text:list xml:id="list1518374454" text:style-name="L4">
        <text:list-item>
          <text:p text:style-name="P43"><text:span text:style-name="T44">optionCurrentDataSet</text:span> <text:span text:style-name="T171">This is should be set to the name of the time- and date-stamped output directory.</text:span></text:p>
        </text:list-item>
        <text:list-item>
          <text:p text:style-name="P44"><text:span text:style-name="T44">optionOutputDirectory</text:span> <text:span text:style-name="T171">This should be set to the root of the output directory. With an unedited version of the code this would be</text:span><text:span text:style-name="T117"> “[EATSM root]/output/[EATSM version]/”.</text:span></text:p>
        </text:list-item>
        <text:list-item>
          <text:p text:style-name="P43"><text:span text:style-name="T44">optionOutput</text:span><text:span text:style-name="T52">Variable</text:span><text:span text:style-name="T44">sFile</text:span> <text:span text:style-name="T171">This is the name of the output variables file (see section 5.2). This file is copied to the output directory, and contains metadata for plotting the output files with it. Since its name can be changed in the model code, any such change would need to be reflected here.</text:span></text:p>
        </text:list-item>
        <text:list-item>
          <text:p text:style-name="P43"><text:span text:style-name="T44">optionFileExtension</text:span> <text:span text:style-name="T172">This is the extension given to the output files. As with the name of the output variables file, any change to the code needs to be reflected here.</text:span></text:p>
        </text:list-item>
        <text:list-item>
          <text:p text:style-name="P43"><text:span text:style-name="T44">optionPrintPlotsToFile</text:span> <text:span text:style-name="T173">Determines whether outputs are written to file or not. This should only be switched on if running the script in MATLAB.</text:span></text:p>
        </text:list-item>
        <text:list-item>
          <text:p text:style-name="P45"><text:span text:style-name="T44">optionOutputFileFormat</text:span> <text:span text:style-name="T174">Used in conjunction with </text:span><text:span text:style-name="T55">optionPrintPlotsToFile</text:span><text:span text:style-name="T174">, this determines the format of the output files. Currently only PNG or EPS formats are available through the script.</text:span></text:p>
        </text:list-item>
        <text:list-item>
          <text:p text:style-name="P45"><text:span text:style-name="T44">optionPlotImageWidth</text:span> <text:span text:style-name="T174">Used in conjunction with </text:span><text:span text:style-name="T55">optionPrintPlotsToFile</text:span><text:span text:style-name="T174">, this determines the width of the printed plot.</text:span></text:p>
        </text:list-item>
        <text:list-item>
          <text:p text:style-name="P45"><text:span text:style-name="T44">optionPlotImageHeight</text:span> <text:span text:style-name="T174">Used in conjunction with </text:span><text:span text:style-name="T55">optionPrintPlotsToFile</text:span><text:span text:style-name="T174">, this determines the height of the printed plot.</text:span></text:p>
        </text:list-item>
        <text:list-item>
          <text:p text:style-name="P43"><text:soft-page-break/><text:span text:style-name="T44">optionMissingValue</text:span> <text:span text:style-name="T175">This is the value configured to represent missing values in the output data and code.</text:span></text:p>
        </text:list-item>
        <text:list-item>
          <text:p text:style-name="P46"><text:span text:style-name="T44">optionTruncateTimeAt</text:span> <text:span text:style-name="T176">The temporal resolution of the plots is truncated at the index set by this value. This can be used in conjuction with the </text:span><text:span text:style-name="T55">optionResampleTimeTo</text:span><text:span text:style-name="T44"> </text:span><text:span text:style-name="T176">option above.</text:span></text:p>
        </text:list-item>
        <text:list-item>
          <text:p text:style-name="P46"><text:span text:style-name="T44">optionResampleTimeTo</text:span> <text:span text:style-name="T176">The temporal resolution of the plots is reduced to the size set by this value. This can be used in conjuction with the </text:span><text:span text:style-name="T55">optionTruncateTimeAt</text:span><text:span text:style-name="T44"> </text:span><text:span text:style-name="T176">option above.</text:span></text:p>
        </text:list-item>
      </text:list>
      <text:p text:style-name="P17"><text:span text:style-name="T153">The </text:span><text:span text:style-name="T35">Variables</text:span><text:span text:style-name="T36">.csv</text:span><text:span text:style-name="T153"> file contains four columns. The first two; “Name” and “Type” related to the capturing and writing of data to file, as described in section 5.2. The next two; “Label” and “Resampling” are used by the plotting scripts. The “Label” column defines the name for either the </text:span><text:span text:style-name="T20">y</text:span><text:span text:style-name="T153">-axis on vector plots, or the colour bar label on matrix plots. Either adding or removing “log_{10}” , “log_{2}”, or “log” to or from this field will control whether or not that datum is plotted as a logarithm to base 10, 2 or </text:span><text:span text:style-name="T20">e</text:span><text:span text:style-name="T153"> (2.7183), or not. The “Resampling” column defines how data are treated if the temporal resolution of the plot is altered from its original. Using the “standard” method, the data not occuring at plotted temporal points are dropped. Whereas “cumulative” preserves data at temporal points that would be dropped. This is useful for datums that count the frequency of events over time.</text:span></text:p>
      <text:h text:style-name="P48" text:outline-level="1"><text:bookmark-start text:name="__RefHeading___Toc2357_2018884343"/><text:span text:style-name="T184">7</text:span> <text:span text:style-name="T184">Development</text:span><text:bookmark-end text:name="__RefHeading___Toc2357_2018884343"/></text:h>
      <text:p text:style-name="P24">Assuming that the model can be compiled and executed, it doesn’t matter how the code is modified. However, it is recommended that NetBeans is used for this purpose, as like any IDE, it facilitates the editing of many source files at once. However, there are some notes on the conventions adopted with EATSM’s development so far.</text:p>
      <text:h text:style-name="P51" text:outline-level="2"><text:bookmark-start text:name="__RefHeading___Toc2359_2018884343"/><text:span text:style-name="T184">7</text:span>.1 Naming Conventions<text:bookmark-end text:name="__RefHeading___Toc2359_2018884343"/></text:h>
      <text:p text:style-name="P23"><text:span text:style-name="T177">EATSM has been written to a consistent self-documenting style. This is to facilitate understanding, and by keeping comments to a minimum, limits situations where comments refer to subsequently edited code. Where applicable, this takes the form of using verbose class, function, and variable names. Camel case has been adopted throughout, with some exceptions. Member variable names start with the character “m”, e.g. </text:span><text:bookmark-start text:name="__DdeLink__1257_2018884343"/><text:span text:style-name="T74">mThisIsAMemberVariable</text:span><text:bookmark-end text:name="__DdeLink__1257_2018884343"/><text:span text:style-name="T178">. Local variables and parameters start with a lowercase character, e.g. </text:span><text:span text:style-name="T74">thisIsALocalVariable</text:span><text:span text:style-name="T178">. Class and function names start with uppercase characters, e.g.</text:span><text:bookmark-start text:name="__DdeLink__1259_2018884343"/><text:span text:style-name="T178"> </text:span><text:bookmark-end text:name="__DdeLink__1259_2018884343"/><text:span text:style-name="T74">ThisIsAClassOrFunction</text:span><text:span text:style-name="T178">. Constants start with the character “c”, e.g. </text:span><text:span text:style-name="T78">cT</text:span><text:span text:style-name="T74">hisIsA</text:span><text:span text:style-name="T78">Constant</text:span><text:span text:style-name="T74">Variable</text:span><text:span text:style-name="T178">. Enumerations, both</text:span><text:bookmark-start text:name="__DdeLink__1262_2018884343"/><text:span text:style-name="T178"> the </text:span><text:bookmark-end text:name="__DdeLink__1262_2018884343"/><text:span text:style-name="T178">name and list items begin with the character “e”, e.g. </text:span><text:span text:style-name="T78">eT</text:span><text:span text:style-name="T74">hisIsA</text:span><text:span text:style-name="T78">nEnumName</text:span><text:span text:style-name="T118"> the </text:span><text:span text:style-name="T78">eThisIsAnEnumItem</text:span><text:span text:style-name="T119">.</text:span></text:p>
      <text:h text:style-name="P51" text:outline-level="2"><text:bookmark-start text:name="__RefHeading___Toc2582_2018884343"/><text:span text:style-name="T184">7</text:span>.2 Support Files<text:bookmark-end text:name="__RefHeading___Toc2582_2018884343"/></text:h>
      <text:p text:style-name="P22"><text:span text:style-name="T179">The code contains two header files that define their own namespaces and are intended to be used when making similar edits to the code. The file </text:span><text:span text:style-name="T80">Types.h</text:span><text:span text:style-name="T177"> is contained in the </text:span><text:span text:style-name="T75">src/Data</text:span><text:span text:style-name="T179"> directory. This contains a series of type definitions for pointers and data structures. This is to centralise and shorten more complex type definitions. It also carries the benefit that types can be changed rapidly. For example, switching to use of the </text:span><text:span text:style-name="T22">Boost </text:span><text:span text:style-name="T23">C++ Libraries Smart Pointers</text:span><text:span text:style-name="T28"> </text:span><text:span text:style-name="T179">can be achieved simply by changing the pointer definitions in this file. The file </text:span><text:span text:style-name="T77">Constants.h</text:span><text:span text:style-name="T179"> is a central location for constants and enums that are used througout the model. This file also contains the version information. When producing a new version of the code, it’s useful to modify this information so that it can be confirmed that the executable incorporates the changes.</text:span></text:p>
      <text:h text:style-name="Heading_20_1" text:outline-level="1"><text:bookmark-start text:name="__RefHeading___Toc2363_2018884343"/><text:soft-page-break/><text:span text:style-name="T184">8</text:span> <text:span text:style-name="T154">Contact</text:span><text:bookmark-end text:name="__RefHeading___Toc2363_2018884343"/></text:h>
      <text:p text:style-name="P20">You may wish to work privately and contact me by email (<text:a xlink:type="simple" xlink:href="mailto:philjunderwood@gmail.com" text:style-name="Internet_20_link" text:visited-style-name="Visited_20_Internet_20_Link"><text:span text:style-name="T31">philjunderwood@gmail.com</text:span></text:a>), or you can work publicly through the Git<text:span text:style-name="T197">Lab</text:span> <text:span text:style-name="T197">website</text:span> <text:span text:style-name="T180">(</text:span><text:a xlink:type="simple" xlink:href="http://github.com/phlndrwd/EATSM/" text:style-name="Internet_20_link" text:visited-style-name="Visited_20_Internet_20_Link"><text:span text:style-name="T81">http://git</text:span></text:a><text:a xlink:type="simple" xlink:href="http://github.com/phlndrwd/EATSM/" text:style-name="Internet_20_link" text:visited-style-name="Visited_20_Internet_20_Link"><text:span text:style-name="T83">lab</text:span></text:a><text:a xlink:type="simple" xlink:href="http://github.com/phlndrwd/EATSM/" text:style-name="Internet_20_link" text:visited-style-name="Visited_20_Internet_20_Link"><text:span text:style-name="T81">.com/phlndrwd/EATSM</text:span></text:a><text:span text:style-name="T180">)</text:span>. You <text:span text:style-name="T181">should</text:span> receive a response to either. <text:span text:style-name="T187">Please notify me if you find any problems or mistakes, both with the code and the supporting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Times new roman"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de" style:family="paragraph" style:parent-style-name="Standard">
      <style:paragraph-properties fo:margin-left="2cm" fo:margin-right="0cm" fo:text-indent="0cm" style:auto-text-indent="false"/>
      <style:text-properties style:font-name="Courier New" fo:font-family="'Courier New'" style:font-style-name="Regular" style:font-family-generic="modern" style:font-pitch="fixed" fo:font-size="11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Default_20_Indented" style:display-name="Default Indented" style:family="paragraph" style:parent-style-name="Standard">
      <style:paragraph-properties fo:margin-left="0.3cm" fo:margin-right="0cm" fo:text-indent="0cm" style:auto-text-indent="false"/>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153f686" officeooo:paragraph-rsid="0153f686"/>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TSM User Guide <text:tab/><text:tab/><text:tab/><text:tab/><text:tab/><text:tab/><text:tab/><text:tab/><text:tab/><text:tab/>v1.0</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6:34:47</meta:creation-date>
    <dc:date>2018-06-09T15:30:27.991786606</dc:date>
    <meta:editing-duration>P1DT23H43M42S</meta:editing-duration>
    <meta:editing-cycles>325</meta:editing-cycles>
    <meta:generator>LibreOffice/6.0.3.2$Linux_X86_64 LibreOffice_project/00m0$Build-2</meta:generator>
    <meta:document-statistic meta:table-count="0" meta:image-count="0" meta:object-count="0" meta:page-count="10" meta:paragraph-count="151" meta:word-count="4385" meta:character-count="27710" meta:non-whitespace-character-count="23535"/>
  </office:meta>
</office:document-meta>
</file>